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E1BDC2D34E6E76D7.png" manifest:media-type="image/png"/>
  <manifest:file-entry manifest:full-path="Pictures/1000020100000393000001B1E4EE8F8560156A21.png" manifest:media-type="image/png"/>
  <manifest:file-entry manifest:full-path="Pictures/10000201000000600000006057C2A31E4363DA96.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Microsoft YaHei" svg:font-family="'Microsoft YaHei'"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6"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aa95" draw:textarea-horizontal-align="justify" draw:textarea-vertical-align="middle" draw:auto-grow-height="false" fo:min-height="7.031cm" fo:min-width="0.5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draw:fill-color="#ffaa95" draw:textarea-horizontal-align="justify" draw:textarea-vertical-align="middle" draw:auto-grow-height="false" fo:min-height="2.11cm" fo:min-width="0.025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_5f_4">
      <style:graphic-properties draw:stroke="none" draw:fill-color="#41fcfa" draw:textarea-horizontal-align="justify" draw:textarea-vertical-align="middle" draw:auto-grow-height="false" fo:min-height="3.814cm" fo:min-width="0.647cm"/>
    </style:style>
    <style:style style:name="gr14" style:family="graphic" style:parent-style-name="Standard_5f_4">
      <style:graphic-properties draw:stroke="none" draw:fill-color="#729fcf" draw:textarea-horizontal-align="justify" draw:textarea-vertical-align="middle" draw:auto-grow-height="false" fo:min-height="10.649cm" fo:min-width="1.142cm"/>
    </style:style>
    <style:style style:name="gr15" style:family="graphic" style:parent-style-name="standard">
      <style:graphic-properties draw:stroke="none" draw:fill-color="#55308d" draw:textarea-horizontal-align="justify" draw:textarea-vertical-align="middle" draw:auto-grow-height="false" fo:min-height="2.11cm" fo:min-width="0.025cm"/>
    </style:style>
    <style:style style:name="gr16" style:family="graphic" style:parent-style-name="standard">
      <style:graphic-properties draw:stroke="solid" svg:stroke-width="0.081cm" svg:stroke-color="#ffbf00" draw:marker-start-width="0.321cm" draw:marker-end-width="0.321cm" draw:fill-color="#ffffff" draw:textarea-horizontal-align="justify" draw:textarea-vertical-align="middle" draw:auto-grow-height="false" fo:min-height="2.27cm" fo:min-width="6.42cm" fo:padding-top="0.165cm" fo:padding-bottom="0.165cm" fo:padding-left="0.29cm" fo:padding-right="0.29cm"/>
      <style:paragraph-properties style:writing-mode="lr-tb"/>
    </style:style>
    <style:style style:name="gr17"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18" style:family="graphic" style:parent-style-name="standard">
      <style:graphic-properties draw:stroke="none" draw:fill-color="#41fcfa" draw:textarea-horizontal-align="justify" draw:textarea-vertical-align="middle" draw:auto-grow-height="false" fo:min-height="2.11cm" fo:min-width="0.025cm"/>
    </style:style>
    <style:style style:name="gr19" style:family="graphic" style:parent-style-name="standard">
      <style:graphic-properties draw:stroke="none" draw:fill-color="#d4ea6b" draw:textarea-horizontal-align="justify" draw:textarea-vertical-align="middle" draw:auto-grow-height="false" fo:min-height="7.031cm" fo:min-width="0.55cm"/>
    </style:style>
    <style:style style:name="gr20" style:family="graphic" style:parent-style-name="standard">
      <style:graphic-properties draw:stroke="none" draw:fill="none" fo:min-height="3.799cm"/>
      <style:paragraph-properties style:writing-mode="lr-tb"/>
    </style:style>
    <style:style style:name="gr21" style:family="graphic" style:parent-style-name="standard">
      <style:graphic-properties draw:stroke="none" draw:fill-color="#ffff6d" draw:opacity="100%" draw:textarea-horizontal-align="justify" draw:textarea-vertical-align="middle" draw:auto-grow-height="false" fo:min-height="7.031cm" fo:min-width="0.55cm"/>
    </style:style>
    <style:style style:name="gr22" style:family="graphic" style:parent-style-name="Standard_5f_4">
      <style:graphic-properties draw:stroke="none" draw:fill-color="#41fcfa" draw:textarea-horizontal-align="justify" draw:textarea-vertical-align="middle" draw:auto-grow-height="false" fo:min-height="1.067cm" fo:min-width="0.074cm"/>
    </style:style>
    <style:style style:name="gr23" style:family="graphic" style:parent-style-name="Standard_5f_4">
      <style:graphic-properties draw:stroke="none" draw:fill-color="#729fcf" draw:textarea-horizontal-align="justify" draw:textarea-vertical-align="middle" draw:auto-grow-height="false" fo:min-height="3.283cm" fo:min-width="0.322cm"/>
    </style:style>
    <style:style style:name="gr24" style:family="graphic" style:parent-style-name="Standard_5f_4">
      <style:graphic-properties draw:stroke="none" draw:fill-color="#e16173" draw:textarea-horizontal-align="justify" draw:textarea-vertical-align="middle" draw:auto-grow-height="false" fo:min-height="1.067cm" fo:min-width="0.074cm"/>
    </style:style>
    <style:style style:name="gr25" style:family="graphic" style:parent-style-name="Standard_5f_4">
      <style:graphic-properties draw:stroke="none" draw:fill-color="#ffa6a6" draw:textarea-horizontal-align="justify" draw:textarea-vertical-align="middle" draw:auto-grow-height="false" fo:min-height="3.283cm" fo:min-width="0.322cm"/>
    </style:style>
    <style:style style:name="gr26" style:family="graphic" style:parent-style-name="standard">
      <style:graphic-properties draw:stroke="none" draw:fill="none" fo:min-height="2.636cm"/>
      <style:paragraph-properties style:writing-mode="lr-tb"/>
    </style:style>
    <style:style style:name="gr27" style:family="graphic" style:parent-style-name="standard">
      <style:graphic-properties svg:stroke-color="#ffde59" draw:fill-color="#ffffa6" draw:textarea-horizontal-align="justify" draw:textarea-vertical-align="middle" draw:auto-grow-height="false" fo:min-height="4.95cm" fo:min-width="8.7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29" style:family="graphic" style:parent-style-name="standard">
      <style:graphic-properties svg:stroke-color="#ffde59" draw:fill-color="#ffffa6" draw:textarea-horizontal-align="justify" draw:textarea-vertical-align="middle" draw:auto-grow-height="false" fo:min-height="3.38cm" fo:min-width="6.133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31"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2"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3" style:family="graphic" style:parent-style-name="standard">
      <style:graphic-properties draw:stroke="none" draw:fill-color="#ff3838" draw:textarea-horizontal-align="justify" draw:textarea-vertical-align="middle" draw:auto-grow-height="false" fo:min-height="0.882cm" fo:min-width="0.632cm"/>
    </style:style>
    <style:style style:name="gr34"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5"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6"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7"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8" style:family="graphic" style:parent-style-name="standard">
      <style:graphic-properties draw:stroke="none" draw:fill="none" fo:min-height="7.597cm"/>
      <style:paragraph-properties style:writing-mode="lr-tb"/>
    </style:style>
    <style:style style:name="gr39" style:family="graphic" style:parent-style-name="Standard_5f_5">
      <style:graphic-properties draw:stroke="none" draw:fill-color="#ff5429" draw:textarea-horizontal-align="justify" draw:textarea-vertical-align="middle" draw:auto-grow-height="false" fo:min-height="14.281cm" fo:min-width="1.14cm"/>
    </style:style>
    <style:style style:name="gr40" style:family="graphic" style:parent-style-name="Standard_5f_5">
      <style:graphic-properties draw:stroke="none" draw:fill-color="#3465a4" draw:textarea-horizontal-align="justify" draw:textarea-vertical-align="middle" draw:auto-grow-height="false" fo:min-height="25.965cm" fo:min-width="0.384cm"/>
    </style:style>
    <style:style style:name="gr41" style:family="graphic" style:parent-style-name="Standard_5f_7">
      <style:graphic-properties draw:stroke="none" draw:fill-color="#8e86ae" draw:opacity="100%" draw:textarea-horizontal-align="justify" draw:textarea-vertical-align="middle" draw:auto-grow-height="false" fo:min-height="7.031cm" fo:min-width="0.55cm"/>
    </style:style>
    <style:style style:name="gr42" style:family="graphic" style:parent-style-name="Standard_5f_7">
      <style:graphic-properties draw:stroke="none" svg:stroke-color="#000000" draw:fill="none" draw:fill-color="#ffffff" draw:auto-grow-height="true" draw:auto-grow-width="false" fo:max-height="0cm" fo:min-height="1.897cm"/>
      <style:paragraph-properties style:writing-mode="lr-tb"/>
    </style:style>
    <style:style style:name="gr43" style:family="graphic" style:parent-style-name="Standard_5f_7">
      <style:graphic-properties draw:stroke="none" draw:fill-color="#ff3838" draw:opacity="100%" draw:textarea-horizontal-align="justify" draw:textarea-vertical-align="middle" draw:auto-grow-height="false" fo:min-height="7.031cm" fo:min-width="0.55cm"/>
    </style:style>
    <style:style style:name="gr44"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45"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46" style:family="graphic" style:parent-style-name="standard">
      <style:graphic-properties draw:stroke="none" draw:fill-color="#8e86ae" draw:opacity="100%" draw:textarea-horizontal-align="justify" draw:textarea-vertical-align="middle" draw:auto-grow-height="false" fo:min-height="7.031cm" fo:min-width="0.55cm"/>
    </style:style>
    <style:style style:name="gr47" style:family="graphic" style:parent-style-name="Standard_5f_7">
      <style:graphic-properties draw:stroke="none" svg:stroke-color="#000000" draw:fill="none" draw:fill-color="#ffffff" draw:auto-grow-height="true" draw:auto-grow-width="false" fo:max-height="0cm" fo:min-height="2.371cm"/>
      <style:paragraph-properties style:writing-mode="lr-tb"/>
    </style:style>
    <style:style style:name="gr48"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49"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50"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51"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52"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3"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4"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5"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6" style:family="graphic" style:parent-style-name="standard">
      <style:graphic-properties draw:stroke="none" draw:fill-color="#ffd428" draw:textarea-horizontal-align="justify" draw:textarea-vertical-align="middle" draw:auto-grow-height="false" fo:min-height="7.031cm" fo:min-width="0.55cm"/>
    </style:style>
    <style:style style:name="gr57" style:family="graphic" style:parent-style-name="standard">
      <style:graphic-properties draw:stroke="none" draw:fill-color="#ffd428" draw:textarea-horizontal-align="justify" draw:textarea-vertical-align="middle" draw:auto-grow-height="false" fo:min-height="2.11cm" fo:min-width="0.025cm"/>
    </style:style>
    <style:style style:name="gr58"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59" style:family="graphic" style:parent-style-name="standard">
      <style:graphic-properties draw:stroke="none" draw:fill="none" fo:min-height="9.723cm"/>
      <style:paragraph-properties style:writing-mode="lr-tb"/>
    </style:style>
    <style:style style:name="gr60" style:family="graphic" style:parent-style-name="Standard_5f_5">
      <style:graphic-properties draw:stroke="none" draw:fill-color="#ff5429" draw:textarea-horizontal-align="justify" draw:textarea-vertical-align="middle" draw:auto-grow-height="false" fo:min-height="4.459cm" fo:min-width="0.32cm"/>
    </style:style>
    <style:style style:name="gr61" style:family="graphic" style:parent-style-name="Standard_5f_5">
      <style:graphic-properties draw:stroke="none" draw:fill-color="#3465a4" draw:textarea-horizontal-align="justify" draw:textarea-vertical-align="middle" draw:auto-grow-height="false" fo:min-height="8.245cm" fo:min-width="0cm"/>
    </style:style>
    <style:style style:name="gr62" style:family="graphic" style:parent-style-name="Standard_5f_4">
      <style:graphic-properties draw:stroke="none" draw:fill-color="#bbe33d" draw:textarea-horizontal-align="justify" draw:textarea-vertical-align="middle" draw:auto-grow-height="false" fo:min-height="1.067cm" fo:min-width="0.074cm"/>
    </style:style>
    <style:style style:name="gr63" style:family="graphic" style:parent-style-name="Standard_5f_4">
      <style:graphic-properties draw:stroke="none" draw:fill-color="#55308d" draw:textarea-horizontal-align="justify" draw:textarea-vertical-align="middle" draw:auto-grow-height="false" fo:min-height="3.283cm" fo:min-width="0.322cm"/>
    </style:style>
    <style:style style:name="gr64" style:family="graphic" style:parent-style-name="standard">
      <style:graphic-properties draw:stroke="none" draw:fill-color="#ff6d6d" draw:textarea-horizontal-align="justify" draw:textarea-vertical-align="middle" draw:auto-grow-height="false" fo:min-height="2.11cm" fo:min-width="0.025cm"/>
    </style:style>
    <style:style style:name="gr65" style:family="graphic" style:parent-style-name="standard">
      <style:graphic-properties draw:stroke="none" draw:fill-color="#ffffff" draw:textarea-horizontal-align="justify" draw:textarea-vertical-align="middle" draw:auto-grow-height="false" fo:min-height="7.031cm" fo:min-width="0.55cm"/>
    </style:style>
    <style:style style:name="gr66" style:family="graphic" style:parent-style-name="Standard_5f_4">
      <style:graphic-properties draw:stroke="none" draw:fill-color="#ffff38" draw:textarea-horizontal-align="justify" draw:textarea-vertical-align="middle" draw:auto-grow-height="false" fo:min-height="3.814cm" fo:min-width="0.647cm"/>
    </style:style>
    <style:style style:name="gr67" style:family="graphic" style:parent-style-name="Standard_5f_4">
      <style:graphic-properties draw:stroke="none" draw:fill-color="#069a2e" draw:textarea-horizontal-align="justify" draw:textarea-vertical-align="middle" draw:auto-grow-height="false" fo:min-height="10.649cm" fo:min-width="1.142cm"/>
    </style:style>
    <style:style style:name="gr6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51cm, 2.541cm, 2.086cm, 2.538cm)" draw:image-opacity="100%" style:mirror="none"/>
    </style:style>
    <style:style style:name="gr69" style:family="graphic" style:parent-style-name="standard">
      <style:graphic-properties draw:stroke="none" svg:stroke-color="#000000" draw:fill="none" draw:fill-color="#ffffff" draw:auto-grow-height="true" draw:auto-grow-width="false" fo:max-height="0cm" fo:min-height="1.043cm"/>
      <style:paragraph-properties style:writing-mode="lr-tb"/>
    </style:style>
    <style:style style:name="gr70" style:family="graphic" style:parent-style-name="standard">
      <style:graphic-properties draw:stroke="none" draw:fill-color="#ff972f" draw:textarea-horizontal-align="justify" draw:textarea-vertical-align="middle" draw:auto-grow-height="false" fo:min-height="7.031cm" fo:min-width="0.55cm"/>
    </style:style>
    <style:style style:name="gr71"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7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3"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74" style:family="graphic" style:parent-style-name="Standard_5f_6">
      <style:graphic-properties draw:stroke="none" draw:fill-color="#bbe33d" draw:textarea-horizontal-align="justify" draw:textarea-vertical-align="middle" draw:auto-grow-height="false" fo:min-height="7.031cm" fo:min-width="0.55cm"/>
    </style:style>
    <style:style style:name="gr75" style:family="graphic" style:parent-style-name="Standard_5f_6">
      <style:graphic-properties draw:stroke="none" draw:fill-color="#d4ea6b" draw:textarea-horizontal-align="justify" draw:textarea-vertical-align="middle" draw:auto-grow-height="false" fo:min-height="7.031cm" fo:min-width="0.55cm"/>
    </style:style>
    <style:style style:name="gr76" style:family="graphic" style:parent-style-name="standard">
      <style:graphic-properties draw:stroke="none" draw:fill-color="#ffff6d" draw:textarea-horizontal-align="justify" draw:textarea-vertical-align="middle" draw:auto-grow-height="false" fo:min-height="7.031cm" fo:min-width="0.55cm"/>
    </style:style>
    <style:style style:name="gr77" style:family="graphic" style:parent-style-name="Standard_5f_4">
      <style:graphic-properties draw:stroke="none" draw:fill-color="#ffdbb6" draw:textarea-horizontal-align="justify" draw:textarea-vertical-align="middle" draw:auto-grow-height="false" fo:min-height="3.814cm" fo:min-width="0.647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title">
      <style:graphic-properties draw:textarea-vertical-align="middle" fo:min-height="3.311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title">
      <style:graphic-properties draw:textarea-vertical-align="middle" fo:min-height="3.799cm"/>
      <style:paragraph-properties style:writing-mode="lr-tb"/>
    </style:style>
    <style:style style:name="pr22" style:family="presentation" style:parent-style-name="Default-title">
      <style:graphic-properties draw:textarea-vertical-align="middle" fo:min-height="5.065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title">
      <style:graphic-properties draw:textarea-vertical-align="top" fo:min-height="1.303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title">
      <style:graphic-properties draw:textarea-vertical-align="middle" fo:min-height="5.678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title">
      <style:graphic-properties draw:textarea-vertical-align="middle" fo:min-height="4.141cm"/>
      <style:paragraph-properties style:writing-mode="lr-tb"/>
    </style:style>
    <style:style style:name="pr66"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ffaa95"/>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none"/>
      <style:paragraph-properties fo:text-align="center"/>
    </style:style>
    <style:style style:name="P22" style:family="paragraph">
      <loext:graphic-properties draw:fill-color="#41fcfa"/>
      <style:paragraph-properties fo:text-align="center"/>
      <style:text-properties fo:language="fr" fo:country="FR"/>
    </style:style>
    <style:style style:name="P23" style:family="paragraph">
      <style:paragraph-properties fo:text-align="center"/>
    </style:style>
    <style:style style:name="P24"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5" style:family="paragraph">
      <loext:graphic-properties draw:fill-color="#729fcf"/>
      <style:paragraph-properties fo:text-align="center"/>
      <style:text-properties fo:language="fr" fo:country="FR"/>
    </style:style>
    <style:style style:name="P26" style:family="paragraph">
      <loext:graphic-properties draw:fill-color="#55308d"/>
      <style:paragraph-properties fo:text-align="center"/>
      <style:text-properties fo:language="fr" fo:country="FR"/>
    </style:style>
    <style:style style:name="P27"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28" style:family="paragraph">
      <style:paragraph-properties fo:text-align="center" style:writing-mode="lr-tb"/>
      <style:text-properties fo:font-weight="bold" style:font-weight-asian="bold" style:font-weight-complex="bold"/>
    </style:style>
    <style:style style:name="P29" style:family="paragraph">
      <loext:graphic-properties draw:fill-color="#ffffff"/>
      <style:paragraph-properties fo:text-align="center" style:writing-mode="lr-tb"/>
      <style:text-properties fo:font-weight="bold" style:font-weight-asian="bold" style:font-weight-complex="bold"/>
    </style:style>
    <style:style style:name="P30" style:family="paragraph">
      <loext:graphic-properties draw:fill-color="#d4ea6b"/>
      <style:paragraph-properties fo:text-align="center"/>
      <style:text-properties fo:language="fr" fo:country="FR"/>
    </style:style>
    <style:style style:name="P31" style:family="paragraph">
      <loext:graphic-properties draw:fill="none"/>
      <style:paragraph-properties fo:text-align="start" style:writing-mode="lr-tb"/>
      <style:text-properties fo:font-size="32pt" fo:font-weight="bold" style:font-size-asian="32pt" style:font-weight-asian="bold" style:font-size-complex="32pt" style:font-weight-complex="bold"/>
    </style:style>
    <style:style style:name="P32" style:family="paragraph">
      <style:paragraph-properties fo:margin-left="0cm" fo:margin-right="0cm" fo:margin-top="0.497cm" fo:margin-bottom="0cm" fo:text-align="start" fo:text-indent="0cm" style:writing-mode="lr-tb"/>
      <style:text-properties fo:color="#ffffff" loext:opacity="100%" fo:font-size="36pt" fo:language="fr" fo:country="FR" fo:font-weight="bold" style:font-size-asian="36pt" style:font-weight-asian="bold" style:font-size-complex="36pt" style:font-weight-complex="bold"/>
    </style:style>
    <style:style style:name="P33" style:family="paragraph">
      <loext:graphic-properties draw:fill-color="#ffff6d" draw:opacity="100%"/>
      <style:paragraph-properties fo:text-align="center"/>
      <style:text-properties fo:language="fr" fo:country="FR"/>
    </style:style>
    <style:style style:name="P34" style:family="paragraph">
      <style:paragraph-properties fo:margin-left="0cm" fo:margin-right="0cm" fo:margin-top="0cm" fo:margin-bottom="0cm" fo:line-height="100%" fo:text-align="start" fo:text-indent="0cm"/>
    </style:style>
    <style:style style:name="P35"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36" style:family="paragraph">
      <loext:graphic-properties draw:fill-color="#e16173"/>
      <style:paragraph-properties fo:text-align="center"/>
      <style:text-properties fo:language="fr" fo:country="FR"/>
    </style:style>
    <style:style style:name="P37" style:family="paragraph">
      <loext:graphic-properties draw:fill-color="#ffa6a6"/>
      <style:paragraph-properties fo:text-align="center"/>
      <style:text-properties fo:language="fr" fo:country="FR"/>
    </style:style>
    <style:style style:name="P38" style:family="paragraph">
      <loext:graphic-properties draw:fill="none"/>
      <style:paragraph-properties style:writing-mode="lr-tb"/>
    </style:style>
    <style:style style:name="P39" style:family="paragraph">
      <style:paragraph-properties fo:text-align="center" style:writing-mode="lr-tb"/>
      <style:text-properties fo:font-size="22pt" style:font-size-asian="22pt" style:font-size-complex="22pt"/>
    </style:style>
    <style:style style:name="P40" style:family="paragraph">
      <loext:graphic-properties draw:fill-color="#ffffa6"/>
      <style:paragraph-properties fo:text-align="center" style:writing-mode="lr-tb"/>
      <style:text-properties fo:font-size="22pt" style:font-size-asian="22pt" style:font-size-complex="22pt"/>
    </style:style>
    <style:style style:name="P41" style:family="paragraph">
      <loext:graphic-properties draw:fill="none" draw:fill-color="#ffffff"/>
      <style:paragraph-properties fo:text-align="center" style:writing-mode="lr-tb"/>
    </style:style>
    <style:style style:name="P42" style:family="paragraph">
      <loext:graphic-properties draw:fill="none" draw:fill-color="#ffffff"/>
      <style:paragraph-properties fo:text-align="center" style:writing-mode="lr-tb"/>
      <style:text-properties fo:font-size="22pt" style:font-size-asian="22pt" style:font-size-complex="22pt"/>
    </style:style>
    <style:style style:name="P43" style:family="paragraph">
      <style:paragraph-properties fo:margin-left="0cm" fo:margin-right="0cm" fo:margin-top="0cm" fo:margin-bottom="0cm" fo:line-height="100%" fo:text-align="center" fo:text-indent="0cm" style:writing-mode="lr-tb"/>
      <style:text-properties fo:font-size="22pt" style:font-size-asian="22pt" style:font-size-complex="22pt"/>
    </style:style>
    <style:style style:name="P44" style:family="paragraph">
      <loext:graphic-properties draw:fill-color="#ffffa6"/>
      <style:paragraph-properties fo:margin-left="0cm" fo:margin-right="0cm" fo:margin-top="0cm" fo:margin-bottom="0cm" fo:line-height="100%" fo:text-align="center" fo:text-indent="0cm" style:writing-mode="lr-tb"/>
      <style:text-properties fo:font-size="22pt" style:font-size-asian="22pt" style:font-size-complex="22pt"/>
    </style:style>
    <style:style style:name="P45" style:family="paragraph">
      <loext:graphic-properties draw:fill-color="#ff3838"/>
      <style:paragraph-properties fo:text-align="center"/>
    </style:style>
    <style:style style:name="P46" style:family="paragraph">
      <loext:graphic-properties draw:fill="none"/>
      <style:paragraph-properties style:writing-mode="lr-tb"/>
      <style:text-properties fo:font-weight="normal" style:font-weight-asian="normal" style:font-weight-complex="normal"/>
    </style:style>
    <style:style style:name="P47" style:family="paragraph">
      <loext:graphic-properties draw:fill-color="#ff5429"/>
      <style:paragraph-properties fo:text-align="center"/>
      <style:text-properties fo:language="fr" fo:country="FR"/>
    </style:style>
    <style:style style:name="P48" style:family="paragraph">
      <style:paragraph-properties fo:text-align="start" style:writing-mode="lr-tb"/>
      <style:text-properties fo:font-size="28pt" fo:language="fr" fo:country="FR" fo:font-weight="bold" style:font-size-asian="28pt" style:font-size-complex="28pt"/>
    </style:style>
    <style:style style:name="P49" style:family="paragraph">
      <loext:graphic-properties draw:fill-color="#3465a4"/>
      <style:paragraph-properties fo:text-align="center"/>
      <style:text-properties fo:language="fr" fo:country="FR"/>
    </style:style>
    <style:style style:name="P50" style:family="paragraph">
      <style:paragraph-properties fo:margin-left="0cm" fo:margin-right="0cm" fo:margin-top="0.497cm" fo:margin-bottom="0cm" fo:text-align="start" fo:text-indent="0cm">
        <style:tab-stops/>
      </style:paragraph-properties>
    </style:style>
    <style:style style:name="P5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52"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53" style:family="paragraph">
      <loext:graphic-properties draw:fill-color="#8e86ae" draw:opacity="100%"/>
      <style:paragraph-properties fo:text-align="center"/>
      <style:text-properties fo:language="fr" fo:country="FR"/>
    </style:style>
    <style:style style:name="P54" style:family="paragraph">
      <loext:graphic-properties draw:fill-color="#ff3838" draw:opacity="100%"/>
      <style:paragraph-properties fo:text-align="center"/>
      <style:text-properties fo:language="fr" fo:country="FR"/>
    </style:style>
    <style:style style:name="P55"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56" style:family="paragraph">
      <loext:graphic-properties draw:fill-color="#ffd428"/>
      <style:paragraph-properties fo:text-align="center"/>
      <style:text-properties fo:language="fr" fo:country="FR"/>
    </style:style>
    <style:style style:name="P57" style:family="paragraph">
      <style:paragraph-properties fo:margin-left="0cm" fo:margin-right="0cm" fo:margin-top="0.497cm" fo:margin-bottom="0cm" fo:line-height="100%" fo:text-align="start" fo:text-indent="0cm"/>
    </style:style>
    <style:style style:name="P58" style:family="paragraph">
      <loext:graphic-properties draw:fill="none"/>
      <style:paragraph-properties style:writing-mode="lr-tb"/>
      <style:text-properties fo:color="#ffffff" loext:opacity="100%" fo:font-size="26pt" fo:font-weight="normal" style:font-size-asian="26pt" style:font-weight-asian="normal" style:font-size-complex="26pt" style:font-weight-complex="normal"/>
    </style:style>
    <style:style style:name="P59" style:family="paragraph">
      <loext:graphic-properties draw:fill-color="#bbe33d"/>
      <style:paragraph-properties fo:text-align="center"/>
      <style:text-properties fo:language="fr" fo:country="FR"/>
    </style:style>
    <style:style style:name="P60" style:family="paragraph">
      <loext:graphic-properties draw:fill-color="#ff6d6d"/>
      <style:paragraph-properties fo:text-align="center"/>
      <style:text-properties fo:language="fr" fo:country="FR"/>
    </style:style>
    <style:style style:name="P61" style:family="paragraph">
      <loext:graphic-properties draw:fill-color="#ffffff"/>
      <style:paragraph-properties fo:text-align="center"/>
      <style:text-properties fo:language="fr" fo:country="FR"/>
    </style:style>
    <style:style style:name="P62" style:family="paragraph">
      <loext:graphic-properties draw:fill-color="#ffff38"/>
      <style:paragraph-properties fo:text-align="center"/>
      <style:text-properties fo:language="fr" fo:country="FR"/>
    </style:style>
    <style:style style:name="P63" style:family="paragraph">
      <loext:graphic-properties draw:fill-color="#069a2e"/>
      <style:paragraph-properties fo:text-align="center"/>
      <style:text-properties fo:language="fr" fo:country="FR"/>
    </style:style>
    <style:style style:name="P64" style:family="paragraph">
      <style:paragraph-properties fo:margin-left="0cm" fo:margin-right="0cm" fo:margin-top="0.497cm" fo:margin-bottom="0cm" fo:text-align="start" fo:text-indent="0cm" style:writing-mode="lr-tb"/>
      <style:text-properties fo:color="#ffffff" loext:opacity="100%" fo:font-size="22pt" fo:language="fr" fo:country="FR" fo:font-weight="normal" style:font-size-asian="22pt" style:font-weight-asian="normal" style:font-size-complex="22pt" style:font-weight-complex="normal"/>
    </style:style>
    <style:style style:name="P65" style:family="paragraph">
      <style:paragraph-properties fo:text-align="center" style:writing-mode="lr-tb"/>
      <style:text-properties fo:font-size="32pt" fo:language="fr" fo:country="FR" fo:font-weight="normal" style:font-size-asian="32pt" style:font-weight-asian="normal" style:font-size-complex="32pt" style:font-weight-complex="normal"/>
    </style:style>
    <style:style style:name="P66" style:family="paragraph">
      <loext:graphic-properties draw:fill-color="#ff972f"/>
      <style:paragraph-properties fo:text-align="center"/>
      <style:text-properties fo:language="fr" fo:country="FR"/>
    </style:style>
    <style:style style:name="P67" style:family="paragraph">
      <loext:graphic-properties draw:fill="none" draw:fill-color="#ffffff"/>
      <style:paragraph-properties fo:text-align="center" style:writing-mode="lr-tb"/>
      <style:text-properties fo:font-weight="bold" style:font-weight-asian="bold" style:font-weight-complex="bold"/>
    </style:style>
    <style:style style:name="P68" style:family="paragraph">
      <loext:graphic-properties draw:fill="none" draw:fill-color="#ffffff"/>
      <style:paragraph-properties fo:text-align="center" style:writing-mode="lr-tb"/>
      <style:text-properties fo:color="#ffffa6" loext:opacity="100%" fo:font-size="22pt" fo:font-weight="bold" style:font-size-asian="22pt" style:font-weight-asian="bold" style:font-size-complex="22pt" style:font-weight-complex="bold"/>
    </style:style>
    <style:style style:name="P69" style:family="paragraph">
      <loext:graphic-properties draw:fill-color="#ffff6d"/>
      <style:paragraph-properties fo:text-align="center"/>
      <style:text-properties fo:language="fr" fo:country="FR"/>
    </style:style>
    <style:style style:name="P70" style:family="paragraph">
      <loext:graphic-properties draw:fill-color="#ffdbb6"/>
      <style:paragraph-properties fo:text-align="center"/>
      <style:text-properties fo:language="fr" fo:country="FR"/>
    </style:style>
    <style:style style:name="P71" style:family="paragraph">
      <loext:graphic-properties draw:fill-color="#ffffff"/>
      <style:paragraph-properties style:writing-mode="lr-tb"/>
      <style:text-properties fo:font-size="24pt" fo:language="fr" fo:country="FR" fo:font-weight="bold" style:font-weight-asian="bold" style:font-weight-complex="bold"/>
    </style:style>
    <style:style style:name="P7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color="#000000" loext:opacity="100%" fo:font-size="12pt" fo:language="fr" fo:country="FR" fo:font-weight="bold" style:font-size-asian="12pt" style:font-weight-asian="bold" style:font-size-complex="12pt" style:font-weight-complex="bold"/>
    </style:style>
    <style:style style:name="T15" style:family="text">
      <style:text-properties fo:color="#000000"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font-size="32pt" fo:language="fr" fo:country="FR" fo:font-weight="bold" style:font-size-asian="32pt" style:font-weight-asian="bold" style:font-size-complex="32pt" style:font-weight-complex="bold"/>
    </style:style>
    <style:style style:name="T17" style:family="text">
      <style:text-properties fo:font-size="21.2000007629395pt" fo:language="fr" fo:country="FR"/>
    </style:style>
    <style:style style:name="T18"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9" style:family="text">
      <style:text-properties fo:color="#ffff00" loext:opacity="100%" fo:font-size="36pt" fo:language="fr" fo:country="FR" fo:font-weight="bold" style:font-size-asian="36pt" style:font-weight-asian="bold" style:font-size-complex="36pt" style:font-weight-complex="bold"/>
    </style:style>
    <style:style style:name="T20" style:family="text">
      <style:text-properties fo:font-weight="bold" style:font-weight-asian="bold" style:font-weight-complex="bold"/>
    </style:style>
    <style:style style:name="T21" style:family="text">
      <style:text-properties fo:font-size="32pt" fo:font-weight="bold" style:font-size-asian="32pt" style:font-weight-asian="bold" style:font-size-complex="32pt" style:font-weight-complex="bold"/>
    </style:style>
    <style:style style:name="T2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Liberation Sans" style:font-size-asian="36pt" style:font-style-asian="normal" style:font-weight-asian="bold" style:font-name-complex="Liberation Sans" style:font-size-complex="36pt" style:font-style-complex="normal" style:font-weight-complex="bold" style:text-emphasize="none" style:font-relief="none" style:text-overline-style="none" style:text-overline-color="font-color"/>
    </style:style>
    <style:style style:name="T2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24" style:family="text">
      <style:text-properties fo:color="#ffffff" loext:opacity="100%" fo:font-size="13.3999996185303pt" fo:language="fr" fo:country="FR" fo:font-weight="normal" style:font-size-asian="12pt" style:font-weight-asian="normal" style:font-size-complex="12pt" style:font-weight-complex="normal"/>
    </style:style>
    <style:style style:name="T25" style:family="text">
      <style:text-properties fo:color="#e8f2a1" loext:opacity="100%" fo:font-size="32pt" fo:language="fr" fo:country="FR" fo:font-weight="bold" style:font-size-asian="32pt" style:font-weight-asian="bold" style:font-size-complex="32pt" style:font-weight-complex="bold"/>
    </style:style>
    <style:style style:name="T26" style:family="text">
      <style:text-properties fo:color="#ffffff" loext:opacity="100%" fo:font-size="36pt" fo:language="fr" fo:country="FR" style:font-size-asian="36pt" style:font-size-complex="36pt"/>
    </style:style>
    <style:style style:name="T27" style:family="text">
      <style:text-properties fo:color="#41fcfa" loext:opacity="100%" fo:font-size="32pt" fo:language="fr" fo:country="FR" fo:font-weight="bold" style:font-size-asian="32pt" style:font-weight-asian="bold" style:font-size-complex="32pt" style:font-weight-complex="bold"/>
    </style:style>
    <style:style style:name="T28" style:family="text">
      <style:text-properties fo:color="#ffa6a6" loext:opacity="100%" fo:font-size="32pt" fo:language="fr" fo:country="FR" fo:font-weight="bold" style:font-size-asian="32pt" style:font-weight-asian="bold" style:font-size-complex="32pt" style:font-weight-complex="bold"/>
    </style:style>
    <style:style style:name="T29" style:family="text">
      <style:text-properties fo:color="#bbe33d" loext:opacity="100%" fo:font-size="32pt" fo:language="fr" fo:country="FR" fo:font-weight="bold" style:font-size-asian="32pt" style:font-weight-asian="bold" style:font-size-complex="32pt" style:font-weight-complex="bold"/>
    </style:style>
    <style:style style:name="T30" style:family="text">
      <style:text-properties fo:color="#ffffa6" loext:opacity="100%" fo:font-size="32pt" fo:language="fr" fo:country="FR" fo:font-weight="bold" style:font-size-asian="32pt" style:font-weight-asian="bold" style:font-size-complex="32pt" style:font-weight-complex="bold"/>
    </style:style>
    <style:style style:name="T31" style:family="text">
      <style:text-properties fo:color="#ffffff" loext:opacity="100%" fo:font-size="32pt" fo:language="fr" fo:country="FR" fo:font-weight="bold" style:font-size-asian="32pt" style:font-weight-asian="bold" style:font-size-complex="32pt" style:font-weight-complex="bold"/>
    </style:style>
    <style:style style:name="T32"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1" style:font-size-asian="32pt" style:font-style-asian="normal" style:font-weight-asian="bold" style:font-name-complex="Lucida Sans1" style:font-size-complex="32pt" style:font-style-complex="normal" style:font-weight-complex="bold" style:text-emphasize="none" style:font-relief="none" style:text-overline-style="none" style:text-overline-color="font-color"/>
    </style:style>
    <style:style style:name="T33" style:family="text">
      <style:text-properties fo:color="#ffd7d7" loext:opacity="100%" fo:font-size="32pt" fo:language="fr" fo:country="FR" fo:font-style="italic" fo:font-weight="bold" style:font-size-asian="32pt" style:font-style-asian="italic" style:font-weight-asian="bold" style:font-size-complex="32pt" style:font-style-complex="italic" style:font-weight-complex="bold"/>
    </style:style>
    <style:style style:name="T34"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35" style:family="text">
      <style:text-properties fo:color="#dee6ef" loext:opacity="100%" fo:font-size="32pt" fo:language="fr" fo:country="FR" fo:font-weight="bold" style:font-size-asian="32pt" style:font-weight-asian="bold" style:font-size-complex="32pt" style:font-weight-complex="bold"/>
    </style:style>
    <style:style style:name="T36" style:family="text">
      <style:text-properties fo:font-size="22pt" style:font-size-asian="22pt" style:font-size-complex="22pt"/>
    </style:style>
    <style:style style:name="T37"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1" style:font-size-asian="22pt" style:font-style-asian="normal" style:font-weight-asian="normal" style:font-name-complex="Lucida Sans1" style:font-size-complex="22pt" style:font-style-complex="normal" style:font-weight-complex="normal" style:text-emphasize="none" style:font-relief="none" style:text-overline-style="none" style:text-overline-color="font-color"/>
    </style:style>
    <style:style style:name="T38" style:family="text">
      <style:text-properties fo:font-size="32pt" fo:language="fr" fo:country="FR" fo:font-weight="normal" style:font-size-asian="32pt" style:font-weight-asian="normal" style:font-size-complex="32pt" style:font-weight-complex="normal"/>
    </style:style>
    <style:style style:name="T39"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1" style:font-size-asian="32pt" style:font-style-asian="normal" style:font-weight-asian="normal" style:font-name-complex="Lucida Sans1" style:font-size-complex="32pt" style:font-style-complex="normal" style:font-weight-complex="normal" style:text-emphasize="none" style:font-relief="none" style:text-overline-style="none" style:text-overline-color="font-color"/>
    </style:style>
    <style:style style:name="T40" style:family="text">
      <style:text-properties fo:font-size="28pt" fo:language="fr" fo:country="FR" fo:font-weight="normal" style:font-size-asian="28pt" style:font-weight-asian="normal" style:font-size-complex="28pt" style:font-weight-complex="normal"/>
    </style:style>
    <style:style style:name="T4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1" style:font-size-asian="26pt" style:font-style-asian="normal" style:font-weight-asian="normal" style:font-name-complex="Lucida Sans1" style:font-size-complex="26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1" style:font-size-asian="26pt" style:font-style-asian="normal" style:font-weight-asian="bold" style:font-name-complex="Lucida Sans1" style:font-size-complex="26pt" style:font-style-complex="normal" style:font-weight-complex="bold" style:text-emphasize="none" style:font-relief="none" style:text-overline-style="none" style:text-overline-color="font-color"/>
    </style:style>
    <style:style style:name="T43"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1" style:font-size-asian="26pt" style:font-style-asian="normal" style:font-weight-asian="normal" style:font-name-complex="Lucida Sans1" style:font-size-complex="26pt" style:font-style-complex="normal" style:font-weight-complex="normal" style:text-emphasize="none" style:font-relief="none" style:text-overline-style="none" style:text-overline-color="font-color"/>
    </style:style>
    <style:style style:name="T44"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45" style:family="text">
      <style:text-properties fo:color="#d4ea6b" loext:opacity="100%" fo:font-size="32pt" fo:language="fr" fo:country="FR" fo:font-weight="bold" style:font-size-asian="32pt" style:font-weight-asian="bold" style:font-size-complex="32pt" style:font-weight-complex="bold"/>
    </style:style>
    <style:style style:name="T46" style:family="text">
      <style:text-properties fo:color="#ffffa6" loext:opacity="100%" fo:font-size="36pt" fo:language="fr" fo:country="FR" fo:font-weight="normal" style:font-size-asian="36pt" style:font-weight-asian="normal" style:font-size-complex="36pt" style:font-weight-complex="normal"/>
    </style:style>
    <style:style style:name="T47" style:family="text">
      <style:text-properties fo:color="#ffffff" loext:opacity="100%" fo:font-size="28pt" fo:language="fr" fo:country="FR" style:font-size-asian="28pt" style:font-size-complex="28pt"/>
    </style:style>
    <style:style style:name="T48"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1" style:font-size-asian="22pt" style:font-style-asian="normal" style:font-weight-asian="bold" style:font-name-complex="Lucida Sans1" style:font-size-complex="22pt" style:font-style-complex="normal" style:font-weight-complex="bold" style:text-emphasize="none" style:font-relief="none" style:text-overline-style="none" style:text-overline-color="font-color"/>
    </style:style>
    <style:style style:name="T49" style:family="text">
      <style:text-properties fo:color="#d4ea6b" loext:opacity="100%" fo:font-size="36pt" fo:language="fr" fo:country="FR" fo:font-weight="normal" style:font-size-asian="36pt" style:font-weight-asian="normal" style:font-size-complex="36pt" style:font-weight-complex="normal"/>
    </style:style>
    <style:style style:name="T50" style:family="text">
      <style:text-properties fo:color="#d4ea6b" loext:opacity="100%" fo:font-size="26pt" fo:language="fr" fo:country="FR" fo:font-weight="normal" style:font-size-asian="26pt" style:font-weight-asian="normal" style:font-size-complex="26pt" style:font-weight-complex="normal"/>
    </style:style>
    <style:style style:name="T51" style:family="text">
      <style:text-properties fo:color="#ffffff" loext:opacity="100%" fo:font-size="26pt" fo:language="fr" fo:country="FR" fo:font-weight="normal" style:font-size-asian="26pt" style:font-weight-asian="normal" style:font-size-complex="26pt" style:font-weight-complex="normal"/>
    </style:style>
    <style:style style:name="T5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1" style:font-size-asian="36pt" style:font-style-asian="normal" style:font-weight-asian="bold" style:font-name-complex="Lucida Sans1" style:font-size-complex="36pt" style:font-style-complex="normal" style:font-weight-complex="bold" style:text-emphasize="none" style:font-relief="none" style:text-overline-style="none" style:text-overline-color="font-color"/>
    </style:style>
    <style:style style:name="T5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1" style:font-size-asian="36pt" style:font-style-asian="normal" style:font-weight-asian="normal" style:font-name-complex="Lucida Sans1" style:font-size-complex="36pt" style:font-style-complex="normal" style:font-weight-complex="normal" style:text-emphasize="none" style:font-relief="none" style:text-overline-style="none" style:text-overline-color="font-color"/>
    </style:style>
    <style:style style:name="T54"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55"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56" style:family="text">
      <style:text-properties fo:color="#ffffff" loext:opacity="100%" fo:font-size="28pt" fo:language="fr" fo:country="FR" fo:font-weight="normal" style:font-size-asian="28pt" style:font-weight-asian="normal" style:font-size-complex="28pt" style:font-weight-complex="normal"/>
    </style:style>
    <style:style style:name="T57" style:family="text">
      <style:text-properties fo:color="#ffffff" loext:opacity="100%" fo:font-size="22pt" fo:language="fr" fo:country="FR" fo:font-weight="bold" style:font-size-asian="22pt" style:font-weight-asian="bold" style:font-size-complex="22pt" style:font-weight-complex="bold"/>
    </style:style>
    <style:style style:name="T58" style:family="text">
      <style:text-properties fo:color="#ffffff" loext:opacity="100%" fo:font-size="22pt" fo:language="fr" fo:country="FR" fo:font-weight="normal" style:font-size-asian="22pt" style:font-weight-asian="normal" style:font-size-complex="22pt" style:font-weight-complex="normal"/>
    </style:style>
    <style:style style:name="T59" style:family="text">
      <style:text-properties fo:color="#ffffa6" loext:opacity="100%" fo:font-size="22pt" fo:font-weight="bold" style:font-size-asian="22pt" style:font-weight-asian="bold" style:font-size-complex="22pt" style:font-weight-complex="bold"/>
    </style:style>
    <style:style style:name="T60" style:family="text">
      <style:text-properties fo:font-size="36pt" fo:language="fr" fo:country="FR" fo:font-style="italic" fo:font-weight="bold" style:font-size-asian="36pt" style:font-style-asian="italic" style:font-weight-asian="bold" style:font-size-complex="36pt" style:font-style-complex="italic" style:font-weight-complex="bold"/>
    </style:style>
    <style:style style:name="T61" style:family="text">
      <style:text-properties fo:font-size="20pt" fo:language="fr" fo:country="FR" fo:font-style="italic" fo:font-weight="normal" style:font-size-asian="20pt" style:font-style-asian="italic" style:font-weight-asian="normal" style:font-size-complex="20pt" style:font-style-complex="italic" style:font-weight-complex="normal"/>
    </style:style>
    <style:style style:name="T62"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63" style:family="text">
      <style:text-properties fo:language="fr" fo:country="FR" fo:font-weight="bold" style:font-weight-asian="bold" style:font-weight-complex="bold"/>
    </style:style>
    <style:style style:name="T6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17cm 15.85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où l'équipe est en auto-gestion</text:span></text:p>
                <text:list>
                  <text:list-item>
                    <text:p text:style-name="P1"><text:span text:style-name="T7">Pas de chef pour surveiller</text:span></text:p>
                  </text:list-item>
                </text:list>
              </text:list-item>
              <text:list-item>
                <text:p text:style-name="P12"><text:span text:style-name="T7">L'équipe </text:span><text:span text:style-name="T10">s'engage</text:span><text:span text:style-name="T7"> à livrer régulièrement une nouvelle version du produit pour apporter de la valeur</text:span></text:p>
                <text:p text:style-name="P12"><text:span text:style-name="T7"/></text:p>
              </text:list-item>
            </text:list>
          </draw:text-box>
        </draw:frame>
        <draw:custom-shape draw:style-name="gr8" draw:text-style-name="P17" draw:layer="layout" svg:width="1.05cm" svg:height="7.281cm" draw:transform="rotate (-1.5707963267949) translate (28.226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Trois rôles possibles :</text:span></text:p>
                <text:list>
                  <text:list-item>
                    <text:p text:style-name="P1"><text:span text:style-name="T7">Producteur Owner (PO) : définit la vision du produit</text:span></text:p>
                  </text:list-item>
                  <text:list-item>
                    <text:p text:style-name="P1"><text:span text:style-name="T7">Développeur : développe le produit</text:span></text:p>
                  </text:list-item>
                  <text:list-item>
                    <text:p text:style-name="P1"><text:span text:style-name="T7">Scrum Master : Met en place (et adapte) SCRUM</text:span></text:p>
                  </text:list-item>
                </text:list>
              </text:list-item>
            </text:list>
          </draw:text-box>
        </draw:fram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custom-shape draw:style-name="gr8" draw:text-style-name="P17" draw:layer="layout" svg:width="1.05cm" svg:height="7.281cm" draw:transform="rotate (-1.5707963267949) translate (28.226cm -0.3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3"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custom-shape draw:style-name="gr10" draw:text-style-name="P17" draw:layer="layout" svg:width="1.05cm" svg:height="7.281cm" draw:transform="rotate (-1.5707963267949) translate (28.226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4">Source(s) :</text:span></text:p>
            <text:list text:style-name="L1">
              <text:list-item>
                <text:p><text:span text:style-name="T15"><text:a xlink:href="https://scrumguides.org/docs/scrumguide/v2020/2020-Scrum-Guide-French.pdf" xlink:type="simple">https://scrumguides.org/docs/scrumguide/v2020/2020-Scrum-Guide-French.pdf</text:a></text:span></text:p>
              </text:list-item>
              <text:list-item>
                <text:p><text:span text:style-name="T15"><text:a xlink:href="https://www.tuleap.org/fr/agile/comprendre-methode-agile-scrum-10-minutes" xlink:type="simple">https://www.tuleap.org/fr/agile/comprendre-methode-agile-scrum-10-minutes</text:a></text:span></text:p>
              </text:list-item>
            </text:list>
          </draw:text-box>
        </draw:frame>
        <draw:frame draw:style-name="gr11" draw:text-style-name="P21" draw:layer="layout" svg:width="27.214cm" svg:height="12.878cm" svg:x="0.393cm" svg:y="1.436cm">
          <draw:image xlink:href="Pictures/1000020100000393000001B1E4EE8F8560156A21.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 projet en sprint</text:span></text:p>
                <text:list>
                  <text:list-item>
                    <text:p text:style-name="P1"><text:span text:style-name="T7">Unité de temps qui doit se conclure par la livraison d'une unité de valeur du produit</text:span></text:p>
                  </text:list-item>
                </text:list>
              </text:list-item>
              <text:list-item>
                <text:p text:style-name="P12"><text:span text:style-name="T7">L'équipe est plus engagée et consciente du produit, grâce aux (User) Stories</text:span></text:p>
                <text:p text:style-name="P12"><text:span text:style-name="T7"/></text:p>
              </text:list-item>
            </text:list>
          </draw:text-box>
        </draw:frame>
        <draw:custom-shape draw:style-name="gr8" draw:text-style-name="P17" draw:layer="layout" svg:width="1.05cm" svg:height="7.281cm" draw:transform="rotate (-1.5707963267949) translate (28.226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
                  <text:list-item>
                    <text:p text:style-name="P1"><text:span text:style-name="T7">Autre méthode Agile</text:span></text:p>
                  </text:list-item>
                </text:list>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
                  <text:list-item>
                    <text:p text:style-name="P1"><text:span text:style-name="T7">Fonctionne mieux avec un besoin fonctionnel</text:span></text:p>
                  </text:list-item>
                </text:list>
              </text:list-item>
              <text:list-item>
                <text:p text:style-name="P12"><text:span text:style-name="T7">Représente une tâche pour un </text:span><text:span text:style-name="T10">développeur</text:span></text:p>
              </text:list-item>
            </text:list>
          </draw:text-box>
        </draw:frame>
        <draw:custom-shape draw:style-name="gr12" draw:text-style-name="P22" draw:layer="layout" svg:width="1.05cm" svg:height="7.281cm" draw:transform="rotate (-1.5707963267949) translate (28.2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Pour rappel, dans SCRUM, un développeur n'est pas forcément une personne qui code</text:span></text:p>
          </draw:text-box>
        </draw:frame>
        <draw:custom-shape draw:style-name="gr13" draw:text-style-name="P22" draw:layer="layout" svg:width="1.147cm" svg:height="4.064cm" draw:transform="rotate (1.5707963267949) translate (-0.6cm 0.9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28.4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XP – eXtreme Programming</text:span></text:p>
          </draw:text-box>
        </draw:frame>
        <draw:frame presentation:style-name="pr13" draw:text-style-name="P13" draw:layer="layout" svg:width="26.06cm" svg:height="10.849cm" svg:x="1.37cm" svg:y="2.295cm" presentation:class="outline" presentation:user-transformed="true">
          <draw:text-box>
            <text:list text:style-name="L2">
              <text:list-item>
                <text:p text:style-name="P12"><text:span text:style-name="T7">Méthode Agile la plus technique</text:span></text:p>
              </text:list-item>
              <text:list-item>
                <text:p text:style-name="P12"><text:span text:style-name="T7">Encourage la mise en place de processus visant à augmenter la qualité du logiciel</text:span></text:p>
              </text:list-item>
              <text:list-item>
                <text:p text:style-name="P12"><text:span text:style-name="T7">Prône cinq valeurs</text:span></text:p>
                <text:list>
                  <text:list-item>
                    <text:p text:style-name="P1"><text:span text:style-name="T7">Certaines ont été reprises dans le manifeste Agile </text:span></text:p>
                  </text:list-item>
                </text:list>
              </text:list-item>
            </text:list>
          </draw:text-box>
        </draw:frame>
        <draw:custom-shape draw:style-name="gr15" draw:text-style-name="P26" draw:layer="layout" svg:width="1.05cm" svg:height="7.281cm" draw:transform="rotate (-1.5707963267949) translate (28.2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8"><text:a xlink:href="https://www.youtube.com/watch?v=L3FyIT7prMo" xlink:type="simple">https://www.youtube.com/watch?v=L3FyIT7prMo</text:a></text:span></text:p>
              </text:list-item>
              <text:list-item>
                <text:p><text:span text:style-name="T18"><text:a xlink:href="https://fr.wikipedia.org/wiki/Extreme_programming" xlink:type="simple">https://fr.wikipedia.org/wiki/Extreme_programming</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4" draw:text-style-name="P27" draw:layer="layout" svg:width="26.06cm" svg:height="10.849cm" svg:x="1.37cm" svg:y="2.295cm" presentation:class="outline" presentation:user-transformed="true">
          <draw:text-box>
            <text:list text:style-name="L2">
              <text:list-item>
                <text:p text:style-name="P12"><text:span text:style-name="T10">Doit apporter une valeur au produit</text:span></text:p>
                <text:list>
                  <text:list-item>
                    <text:p text:style-name="P1"><text:span text:style-name="T7">Si ça n'apporte pas à une valeur au produit → Poubelle</text:span></text:p>
                  </text:list-item>
                </text:list>
              </text:list-item>
              <text:list-item>
                <text:p text:style-name="P1"><text:span text:style-name="T7">Rédigé par le Product Owner (PO)</text:span></text:p>
                <text:list>
                  <text:list-item>
                    <text:p text:style-name="P1"><text:span text:style-name="T7">Affinée, complétée avec l'équipe lors du <text:s/></text:span><text:span text:style-name="T19">backlog refinement</text:span></text:p>
                  </text:list-item>
                </text:list>
              </text:list-item>
            </text:list>
          </draw:text-box>
        </draw:frame>
        <draw:custom-shape draw:style-name="gr12" draw:text-style-name="P22" draw:layer="layout" svg:width="1.05cm" svg:height="7.281cm" draw:transform="rotate (-1.5707963267949) translate (28.2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5" draw:text-style-name="P13" draw:layer="layout" svg:width="26.06cm" svg:height="3.505cm" svg:x="1.37cm" svg:y="2.295cm" presentation:class="outline" presentation:user-transformed="true">
          <draw:text-box>
            <text:list text:style-name="L2">
              <text:list-item>
                <text:p text:style-name="P12"><text:span text:style-name="T7">Plus petite unité de tâche de SCRUM</text:span></text:p>
              </text:list-item>
              <text:list-item>
                <text:p text:style-name="P12"><text:span text:style-name="T7">Représente une tâche</text:span></text:p>
              </text:list-item>
            </text:list>
          </draw:text-box>
        </draw:frame>
        <draw:custom-shape draw:style-name="gr16" draw:text-style-name="P29" draw:layer="layout" svg:width="7cm" svg:height="2.6cm" svg:x="0.6cm" svg:y="8.6cm">
          <text:p text:style-name="P28"><text:span text:style-name="T20">Feature / Thème</text:span></text:p>
          <draw:enhanced-geometry svg:viewBox="0 0 21600 21600" draw:type="rectangle" draw:enhanced-path="M 0 0 L 21600 0 21600 21600 0 21600 0 0 Z N"/>
        </draw:custom-shape>
        <draw:custom-shape draw:style-name="gr16" draw:text-style-name="P29" draw:layer="layout" svg:width="7cm" svg:height="2.6cm" svg:x="10.1cm" svg:y="8.6cm">
          <text:p text:style-name="P28"><text:span text:style-name="T20">Epic</text:span></text:p>
          <draw:enhanced-geometry svg:viewBox="0 0 21600 21600" draw:type="rectangle" draw:enhanced-path="M 0 0 L 21600 0 21600 21600 0 21600 0 0 Z N"/>
        </draw:custom-shape>
        <draw:custom-shape draw:style-name="gr16" draw:text-style-name="P29" draw:layer="layout" svg:width="7cm" svg:height="2.6cm" svg:x="19.6cm" svg:y="8.6cm">
          <text:p text:style-name="P28"><text:span text:style-name="T20">(User) Story</text:span></text:p>
          <draw:enhanced-geometry svg:viewBox="0 0 21600 21600" draw:type="rectangle" draw:enhanced-path="M 0 0 L 21600 0 21600 21600 0 21600 0 0 Z N"/>
        </draw:custom-shape>
        <draw:line draw:style-name="gr17" draw:text-style-name="P21" draw:layer="layout" svg:x1="7.8cm" svg:y1="10cm" svg:x2="9.8cm" svg:y2="10cm">
          <text:p/>
        </draw:line>
        <draw:line draw:style-name="gr17" draw:text-style-name="P21" draw:layer="layout" svg:x1="17.4cm" svg:y1="10cm" svg:x2="19.4cm" svg:y2="10cm">
          <text:p/>
        </draw:line>
        <draw:custom-shape draw:style-name="gr18" draw:text-style-name="P22" draw:layer="layout" svg:width="1.05cm" svg:height="7.281cm" draw:transform="rotate (-1.5707963267949) translate (28.2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4">
          <office:forms form:automatic-focus="false" form:apply-design-mode="false"/>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acklog Refinement</text:span></text:p>
          </draw:text-box>
        </draw:frame>
        <draw:frame presentation:style-name="pr16" draw:text-style-name="P13" draw:layer="layout" svg:width="26.06cm" svg:height="10.849cm" svg:x="1.37cm" svg:y="2.295cm" presentation:class="outline" presentation:user-transformed="true">
          <draw:text-box>
            <text:list text:style-name="L2">
              <text:list-item>
                <text:p text:style-name="P12"><text:span text:style-name="T7">(Autre) Rituel de SCRUM</text:span></text:p>
              </text:list-item>
              <text:list-item>
                <text:p text:style-name="P12"><text:span text:style-name="T7">Parfois appelé "backlog grooming"</text:span></text:p>
              </text:list-item>
              <text:list-item>
                <text:p text:style-name="P12"><text:span text:style-name="T7">Réunion où sont présentées et estimées les Stories à venir</text:span></text:p>
              </text:list-item>
              <text:list-item>
                <text:p text:style-name="P12"><text:span text:style-name="T7">Affinement des Stories si problème</text:span></text:p>
              </text:list-item>
            </text:list>
          </draw:text-box>
        </draw:frame>
        <draw:custom-shape draw:style-name="gr19" draw:text-style-name="P30" draw:layer="layout" svg:width="1.05cm" svg:height="7.281cm" draw:transform="rotate (-1.5707963267949) translate (6cm -0.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7" draw:text-style-name="P27" draw:layer="layout" svg:width="26.06cm" svg:height="1.905cm" svg:x="1.37cm" svg:y="2.295cm" presentation:class="outline" presentation:user-transformed="true">
          <draw:text-box>
            <text:list text:style-name="L2">
              <text:list-item>
                <text:p text:style-name="P12"><text:span text:style-name="T7">Structuré de la façon suivante : </text:span></text:p>
                <text:p text:style-name="P12"><text:span text:style-name="T10"/></text:p>
              </text:list-item>
            </text:list>
          </draw:text-box>
        </draw:frame>
        <draw:custom-shape draw:style-name="gr12" draw:text-style-name="P22" draw:layer="layout" svg:width="1.05cm" svg:height="7.281cm" draw:transform="rotate (-1.5707963267949) translate (28.2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draw:style-name="gr20" draw:text-style-name="P31" draw:layer="layout" svg:width="20.63cm" svg:height="4.049cm" svg:x="1.57cm" svg:y="5.6cm">
          <draw:text-box>
            <text:p text:style-name="P1"><text:span text:style-name="T21">« En tant que [persona], </text:span></text:p>
            <text:p text:style-name="P1"><text:span text:style-name="T21">je veux [quoi] </text:span></text:p>
            <text:p text:style-name="P1"><text:span text:style-name="T21">afin de [pourquoi] »</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8" draw:text-style-name="P32" draw:layer="layout" svg:width="26.06cm" svg:height="10.849cm" svg:x="1.37cm" svg:y="2.295cm" presentation:class="outline" presentation:user-transformed="true">
          <draw:text-box>
            <text:list text:style-name="L2">
              <text:list-item>
                <text:p text:style-name="P12"><text:span text:style-name="T10">En tant que [persona]</text:span></text:p>
                <text:list>
                  <text:list-item>
                    <text:p text:style-name="P1"><text:span text:style-name="T7">Pour qui on développe ceci ?</text:span></text:p>
                  </text:list-item>
                </text:list>
              </text:list-item>
              <text:list-item>
                <text:p text:style-name="P1"><text:span text:style-name="T10">je veux [quoi] </text:span></text:p>
                <text:list>
                  <text:list-item>
                    <text:p text:style-name="P1"><text:span text:style-name="T7">L'intention du persona</text:span></text:p>
                  </text:list-item>
                </text:list>
              </text:list-item>
              <text:list-item>
                <text:p text:style-name="P1"><text:span text:style-name="T22">afin de [pourquoi]</text:span></text:p>
                <text:list>
                  <text:list-item>
                    <text:p text:style-name="P1"><text:span text:style-name="T23">Quel problème on résout ?</text:span></text:p>
                  </text:list-item>
                </text:list>
              </text:list-item>
            </text:list>
          </draw:text-box>
        </draw:frame>
        <draw:custom-shape draw:style-name="gr12" draw:text-style-name="P22" draw:layer="layout" svg:width="1.05cm" svg:height="7.281cm" draw:transform="rotate (-1.5707963267949) translate (28.2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24"><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4" draw:layer="layout" svg:width="26.924cm" svg:height="3.311cm" svg:x="0.538cm" svg:y="6.221cm" presentation:class="title" presentation:user-transformed="true">
          <draw:text-box>
            <text:p text:style-name="P23"><text:span text:style-name="T25">En tant qu</text:span><text:span text:style-name="T16">'acheteur, </text:span><text:span text:style-name="T25">je veux</text:span><text:span text:style-name="T16"> pouvoir payer </text:span><text:span text:style-name="T25">afin de</text:span><text:span text:style-name="T16"> finaliser mes achats et les recevoir </text:span></text:p>
          </draw:text-box>
        </draw:frame>
        <draw:custom-shape draw:style-name="gr21"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9" draw:text-style-name="P13" draw:layer="layout" svg:width="26.06cm" svg:height="10.849cm" svg:x="1.37cm" svg:y="2.296cm" presentation:class="outline" presentation:user-transformed="true">
          <draw:text-box>
            <text:list text:style-name="L2">
              <text:list-item>
                <text:p text:style-name="P12"><text:span text:style-name="T26">Comment je paie ?</text:span></text:p>
                <text:list>
                  <text:list-item>
                    <text:p text:style-name="P1"><text:span text:style-name="T26">Paypal, CB, chèque… ?</text:span></text:p>
                  </text:list-item>
                </text:list>
              </text:list-item>
              <text:list-item>
                <text:p text:style-name="P1"><text:span text:style-name="T26">Comment sont gérés les numéros de carte ?</text:span></text:p>
              </text:list-item>
            </text:list>
          </draw:text-box>
        </draw:frame>
        <draw:custom-shape draw:style-name="gr21"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frame presentation:style-name="pr12" draw:text-style-name="P24" draw:layer="layout" svg:width="26.924cm" svg:height="3.311cm" svg:x="0.538cm" svg:y="6.221cm" presentation:class="title" presentation:user-transformed="true">
          <draw:text-box>
            <text:p text:style-name="P23"><text:span text:style-name="T27">En tant qu'</text:span><text:span text:style-name="T16">acheteur, </text:span><text:span text:style-name="T27">je veux</text:span><text:span text:style-name="T16"> pouvoir payer avec PayPal </text:span><text:span text:style-name="T27">afin de</text:span><text:span text:style-name="T16"> finaliser mes achats et les recevoir </text:span></text:p>
          </draw:text-box>
        </draw:frame>
        <draw:custom-shape draw:style-name="gr21"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4" draw:layer="layout" svg:width="26.924cm" svg:height="3.311cm" svg:x="0.538cm" svg:y="6.221cm" presentation:class="title" presentation:user-transformed="true">
          <draw:text-box>
            <text:p text:style-name="P23"><text:span text:style-name="T28">En tant qu</text:span><text:span text:style-name="T16">'utilisateur, </text:span><text:span text:style-name="T28">je veux</text:span><text:span text:style-name="T16"> chercher par prénom d'auteur</text:span></text:p>
          </draw:text-box>
        </draw:frame>
        <draw:custom-shape draw:style-name="gr21"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20" draw:text-style-name="P27" draw:layer="layout" svg:width="26.06cm" svg:height="10.849cm" svg:x="1.37cm" svg:y="2.296cm" presentation:class="outline" presentation:user-transformed="true">
          <draw:text-box>
            <text:list text:style-name="L2">
              <text:list-item>
                <text:p text:style-name="P12"><text:span text:style-name="T10">Pourquoi je dois permettre ceci ?</text:span></text:p>
                <text:list>
                  <text:list-item>
                    <text:p text:style-name="P1"><text:span text:style-name="T7">S'il n'y a pas de raison, c'est certainement que c'est inutile</text:span></text:p>
                  </text:list-item>
                </text:list>
              </text:list-item>
            </text:list>
          </draw:text-box>
        </draw:frame>
        <draw:custom-shape draw:style-name="gr21"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custom-shape draw:style-name="gr21"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1" draw:text-style-name="P24" draw:layer="layout" svg:width="26.924cm" svg:height="3.799cm" svg:x="0.538cm" svg:y="5.977cm" presentation:class="title" presentation:user-transformed="true">
          <draw:text-box>
            <text:p text:style-name="P23"><text:span text:style-name="T29">En tant qu</text:span><text:span text:style-name="T16">'utilisateur, </text:span><text:span text:style-name="T29">je veux</text:span><text:span text:style-name="T16"> chercher par auteur </text:span><text:span text:style-name="T29">afin de</text:span><text:span text:style-name="T16"> trouver plus rapidement le contenu qui m'intéresse</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4" draw:layer="layout" svg:width="26.924cm" svg:height="3.311cm" svg:x="0.538cm" svg:y="6.221cm" presentation:class="title" presentation:user-transformed="true">
          <draw:text-box>
            <text:p text:style-name="P23"><text:span text:style-name="T30">En tant qu</text:span><text:span text:style-name="T16">'enseignant, </text:span><text:span text:style-name="T30">je souhaite</text:span><text:span text:style-name="T16"> connaître mon emploi du temps </text:span><text:span text:style-name="T30">afin que </text:span><text:span text:style-name="T31">je sache quand venir</text:span></text:p>
          </draw:text-box>
        </draw:frame>
        <draw:custom-shape draw:style-name="gr21"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4" draw:style-name="dp1" draw:master-page-name="Default" presentation:presentation-page-layout-name="AL3T1">
        <office:forms form:automatic-focus="false" form:apply-design-mode="false"/>
        <draw:frame presentation:style-name="pr22" draw:text-style-name="P24" draw:layer="layout" svg:width="26.924cm" svg:height="5.065cm" svg:x="0.538cm" svg:y="5.343cm" presentation:class="title" presentation:user-transformed="true">
          <draw:text-box>
            <text:p text:style-name="P34"><text:span text:style-name="T32">Il existe d'autres gabarits autres que :</text:span><text:span text:style-name="T32"><text:line-break/></text:span><text:span text:style-name="T33">« En tant que [persona], je veux [quoi] afin de [pourquoi] »</text:span><text:span text:style-name="T33"><text:line-break/></text:span><text:span text:style-name="T34">Mais celui-ci est le plus répandu</text:span></text:p>
          </draw:text-box>
        </draw:frame>
        <draw:custom-shape draw:style-name="gr22" draw:text-style-name="P22" draw:layer="layout" svg:width="1.147cm" svg:height="4.064cm" draw:transform="rotate (1.5707963267949) translate (-0.6cm 0.9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3" draw:text-style-name="P25" draw:layer="layout" svg:width="1.642cm" svg:height="10.899cm" draw:transform="rotate (-3.14159265358979) translate (28.4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3T1">
        <office:forms form:automatic-focus="false" form:apply-design-mode="false"/>
        <draw:frame presentation:style-name="pr22" draw:text-style-name="P24" draw:layer="layout" svg:width="26.924cm" svg:height="5.065cm" svg:x="0.538cm" svg:y="5.343cm" presentation:class="title" presentation:user-transformed="true">
          <draw:text-box>
            <text:p text:style-name="P34"><text:span text:style-name="T16">A noter que le partie “afin de [pourquoi]” est facultative, une user story peut être valable sans cette partie (à condition que le reste apporte de la valeur)</text:span></text:p>
          </draw:text-box>
        </draw:frame>
        <draw:custom-shape draw:style-name="gr22" draw:text-style-name="P22" draw:layer="layout" svg:width="1.147cm" svg:height="4.064cm" draw:transform="rotate (1.5707963267949) translate (-0.6cm 0.9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3" draw:text-style-name="P25" draw:layer="layout" svg:width="1.642cm" svg:height="10.899cm" draw:transform="rotate (-3.14159265358979) translate (28.4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6" draw:style-name="dp1" draw:master-page-name="Default" presentation:presentation-page-layout-name="AL3T1">
        <office:forms form:automatic-focus="false" form:apply-design-mode="false"/>
        <draw:frame presentation:style-name="pr21" draw:text-style-name="P35" draw:layer="layout" svg:width="26.924cm" svg:height="3.799cm" svg:x="0.538cm" svg:y="3.876cm" presentation:class="title" presentation:user-transformed="true">
          <draw:text-box>
            <text:p text:style-name="P1"><text:span text:style-name="T16">Si vous n'arrivez pas à exprimer une fonctionnalité sous forme de Story. </text:span><text:span text:style-name="T16"><text:line-break/></text:span><text:span text:style-name="T16">Deux possibilités :</text:span></text:p>
          </draw:text-box>
        </draw:frame>
        <draw:custom-shape draw:style-name="gr24" draw:text-style-name="P36" draw:layer="layout" svg:width="1.147cm" svg:height="4.064cm" draw:transform="rotate (1.5707963267949) translate (24.4cm 0.9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5" draw:text-style-name="P37" draw:layer="layout" svg:width="1.642cm" svg:height="10.899cm" draw:transform="rotate (-3.14159265358979) translate (1.2cm 15.9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6" draw:text-style-name="P38" draw:layer="layout" svg:width="13.827cm" svg:height="2.886cm" svg:x="0.173cm" svg:y="8.614cm">
          <draw:text-box>
            <text:list text:style-name="L1">
              <text:list-item>
                <text:p><text:span text:style-name="T16">Pas assez claire</text:span></text:p>
              </text:list-item>
              <text:list-item>
                <text:p><text:span text:style-name="T16">Pas assez pertinente</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Pour faire une Story simple (et bonne), on peut s'arranger pour qu'elle respecte </text:span><text:span text:style-name="T35">INVEST</text:span></text:p>
          </draw:text-box>
        </draw:frame>
        <draw:custom-shape draw:style-name="gr13" draw:text-style-name="P22" draw:layer="layout" svg:width="1.147cm" svg:height="4.064cm" draw:transform="rotate (1.5707963267949) translate (-0.6cm 0.9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28.4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3" draw:text-style-name="P13" draw:layer="layout" svg:width="26.06cm" svg:height="3.505cm" svg:x="1.37cm" svg:y="2.295cm" presentation:class="outline" presentation:user-transformed="true">
          <draw:text-box>
            <text:p text:style-name="P12"><text:span text:style-name="T10">I pour Indépendant.</text:span><text:span text:style-name="T7"> On peut développer ce ticket de façon autonome</text:span></text:p>
          </draw:text-box>
        </draw:frame>
        <draw:custom-shape draw:style-name="gr12" draw:text-style-name="P22" draw:layer="layout" svg:width="1.05cm" svg:height="7.281cm" draw:transform="rotate (-1.5707963267949) translate (28.2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7" draw:text-style-name="P40" draw:layer="layout" svg:width="9.2cm" svg:height="5.2cm" draw:transform="rotate (0.0698131700797732) translate (1.33cm 6.527cm)">
          <text:p text:style-name="P39"><text:span text:style-name="T36">Créer un utilisateur</text:span></text:p>
          <draw:enhanced-geometry svg:viewBox="0 0 21600 21600" draw:type="rectangle" draw:enhanced-path="M 0 0 L 21600 0 21600 21600 0 21600 0 0 Z N"/>
        </draw:custom-shape>
        <draw:custom-shape draw:style-name="gr27" draw:text-style-name="P40" draw:layer="layout" svg:width="9.2cm" svg:height="5.2cm" draw:transform="rotate (0.0698131700797732) translate (15.2cm 6.527cm)">
          <text:p text:style-name="P39"><text:span text:style-name="T36">Ajouter un produit</text:span></text:p>
          <draw:enhanced-geometry svg:viewBox="0 0 21600 21600" draw:type="rectangle" draw:enhanced-path="M 0 0 L 21600 0 21600 21600 0 21600 0 0 Z N"/>
        </draw:custom-shape>
        <draw:frame draw:style-name="gr28" draw:text-style-name="P41" draw:layer="layout" svg:width="16.6cm" svg:height="1cm" svg:x="5.7cm" svg:y="12cm">
          <draw:text-box>
            <text:p text:style-name="P23">Ces tâches peuvent être développées indépendamment</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4" draw:text-style-name="P13" draw:layer="layout" svg:width="26.06cm" svg:height="2.505cm" svg:x="1.37cm" svg:y="2.295cm" presentation:class="outline" presentation:user-transformed="true">
          <draw:text-box>
            <text:p text:style-name="P12"><text:span text:style-name="T10">N pour Négociable.</text:span><text:span text:style-name="T7"> Les devs ne sont pas bloqués dans la solution</text:span></text:p>
          </draw:text-box>
        </draw:frame>
        <draw:custom-shape draw:style-name="gr18" draw:text-style-name="P22" draw:layer="layout" svg:width="1.05cm" svg:height="7.281cm" draw:transform="rotate (-1.5707963267949) translate (28.2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9" draw:text-style-name="P40" draw:layer="layout" svg:width="6.633cm" svg:height="3.63cm" draw:transform="rotate (0.0698131700797732) translate (1.33cm 7.542cm)">
          <text:p text:style-name="P39"><text:span text:style-name="T36">Noter sur 5</text:span></text:p>
          <draw:enhanced-geometry svg:viewBox="0 0 21600 21600" draw:type="rectangle" draw:enhanced-path="M 0 0 L 21600 0 21600 21600 0 21600 0 0 Z N"/>
        </draw:custom-shape>
        <draw:frame draw:style-name="gr30" draw:text-style-name="P42" draw:layer="layout" svg:width="16.6cm" svg:height="1.987cm" svg:x="5.7cm" svg:y="4.871cm">
          <draw:text-box>
            <text:p text:style-name="P23"><text:span text:style-name="T36">Story : En tant qu'utilisateur, je souhaite noter un produit afin d'encourager l'achat</text:span></text:p>
          </draw:text-box>
        </draw:frame>
        <draw:custom-shape draw:style-name="gr29" draw:text-style-name="P40" draw:layer="layout" svg:width="6.633cm" svg:height="3.63cm" draw:transform="rotate (0.0698131700797732) translate (10.13cm 7.542cm)">
          <text:p text:style-name="P39"><text:span text:style-name="T36">Noter sur 10</text:span></text:p>
          <draw:enhanced-geometry svg:viewBox="0 0 21600 21600" draw:type="rectangle" draw:enhanced-path="M 0 0 L 21600 0 21600 21600 0 21600 0 0 Z N"/>
        </draw:custom-shape>
        <draw:custom-shape draw:style-name="gr29" draw:text-style-name="P40" draw:layer="layout" svg:width="6.633cm" svg:height="3.63cm" draw:transform="rotate (0.0698131700797732) translate (19.13cm 7.542cm)">
          <text:p text:style-name="P39"><text:span text:style-name="T36">Noter sur 100</text:span></text:p>
          <draw:enhanced-geometry svg:viewBox="0 0 21600 21600" draw:type="rectangle" draw:enhanced-path="M 0 0 L 21600 0 21600 21600 0 21600 0 0 Z N"/>
        </draw:custom-shape>
        <draw:frame draw:style-name="gr9" draw:text-style-name="P41" draw:layer="layout" svg:width="16.6cm" svg:height="1.673cm" svg:x="5.7cm" svg:y="11.7cm">
          <draw:text-box>
            <text:p text:style-name="P23">Ici, la note maximale n'est pas imposée, l'équipe de devs peut donc faire un choix.</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1T0">
        <office:forms form:automatic-focus="false" form:apply-design-mode="false"/>
        <draw:custom-shape draw:style-name="gr31" draw:text-style-name="P44" draw:layer="layout" svg:width="11cm" svg:height="6.678cm" draw:transform="rotate (0.0698131700797732) translate (14.4cm 3.767cm)">
          <text:p text:style-name="P43"><text:span text:style-name="T37">En tant qu'utilisateur, </text:span></text:p>
          <text:p text:style-name="P43"><text:span text:style-name="T37">je souhaite noter un produit</text:span></text:p>
          <text:p text:style-name="P43"><text:span text:style-name="T37">sur 5 étoiles</text:span></text:p>
          <text:p text:style-name="P43"><text:span text:style-name="T37">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custom-shape draw:style-name="gr18" draw:text-style-name="P22" draw:layer="layout" svg:width="1.05cm" svg:height="7.281cm" draw:transform="rotate (-1.5707963267949) translate (28.2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18.383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2" draw:text-style-name="P44" draw:layer="layout" svg:width="11cm" svg:height="6.678cm" draw:transform="rotate (0.0698131700797732) translate (1.227cm 4.768cm)">
          <text:p text:style-name="P43"><text:span text:style-name="T37">En tant qu'utilisateur, </text:span></text:p>
          <text:p text:style-name="P43"><text:span text:style-name="T37">je souhaite noter un produit </text:span></text:p>
          <text:p text:style-name="P43"><text:span text:style-name="T37">afin d'encourager l'achat</text:span></text:p>
          <draw:enhanced-geometry svg:viewBox="0 0 21600 21600" draw:type="rectangle" draw:enhanced-path="M 0 0 L 21600 0 21600 21600 0 21600 0 0 Z N"/>
        </draw:custom-shape>
        <draw:frame draw:style-name="gr11" draw:text-style-name="P21" draw:layer="layout" svg:width="1.6cm" svg:height="1.6cm" svg:x="6.2cm" svg:y="10.2cm">
          <draw:image xlink:href="Pictures/10000201000000600000006057C2A31E4363DA96.png" xlink:type="simple" xlink:show="embed" xlink:actuate="onLoad" draw:mime-type="image/png">
            <text:p/>
          </draw:image>
        </draw:frame>
        <draw:custom-shape draw:style-name="gr33" draw:text-style-name="P45" draw:layer="layout" svg:width="1.6cm" svg:height="1.6cm" svg:x="19.6cm" svg:y="9.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9" draw:text-style-name="P41" draw:layer="layout" svg:width="14.1cm" svg:height="1.673cm" svg:x="6.95cm" svg:y="11.701cm">
          <draw:text-box>
            <text:p text:style-name="P23">La story de droite n'est pas négociable.<text:line-break/>La solution est imposée.</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5" draw:text-style-name="P13" draw:layer="layout" svg:width="26.06cm" svg:height="2.705cm" svg:x="1.37cm" svg:y="2.295cm" presentation:class="outline" presentation:user-transformed="true">
          <draw:text-box>
            <text:p text:style-name="P12"><text:span text:style-name="T10">V pour Valuable.</text:span><text:span text:style-name="T7"> Apporte de la valeur au produit</text:span></text:p>
          </draw:text-box>
        </draw:frame>
        <draw:custom-shape draw:style-name="gr18" draw:text-style-name="P22" draw:layer="layout" svg:width="1.05cm" svg:height="7.281cm" draw:transform="rotate (-1.5707963267949) translate (28.2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4" draw:text-style-name="P44" draw:layer="layout" svg:width="9.2cm" svg:height="5.2cm" draw:transform="rotate (0.0698131700797732) translate (1.33cm 6.242cm)">
          <text:p text:style-name="P43"><text:span text:style-name="T36">Permettre la sauvegarde</text:span></text:p>
          <text:p text:style-name="P43"><text:span text:style-name="T37">de paniers</text:span></text:p>
          <draw:enhanced-geometry svg:viewBox="0 0 21600 21600" draw:type="rectangle" draw:enhanced-path="M 0 0 L 21600 0 21600 21600 0 21600 0 0 Z N"/>
        </draw:custom-shape>
        <draw:custom-shape draw:style-name="gr27" draw:text-style-name="P40" draw:layer="layout" svg:width="9.2cm" svg:height="5.2cm" draw:transform="rotate (0.0698131700797732) translate (15.2cm 5.413cm)">
          <text:p text:style-name="P39"><text:span text:style-name="T36">Changer la couleur </text:span></text:p>
          <text:p text:style-name="P43"><text:span text:style-name="T36">de l'icône de notifs</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33" draw:text-style-name="P45"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6" draw:text-style-name="P13" draw:layer="layout" svg:width="26.06cm" svg:height="2.705cm" svg:x="1.37cm" svg:y="2.295cm" presentation:class="outline" presentation:user-transformed="true">
          <draw:text-box>
            <text:p text:style-name="P12"><text:span text:style-name="T10">E pour Estimable.</text:span><text:span text:style-name="T7"> On "sait" combien de temps ça prend à réaliser</text:span></text:p>
          </draw:text-box>
        </draw:frame>
        <draw:custom-shape draw:style-name="gr18" draw:text-style-name="P22" draw:layer="layout" svg:width="1.05cm" svg:height="7.281cm" draw:transform="rotate (-1.5707963267949) translate (28.2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5" draw:text-style-name="P44" draw:layer="layout" svg:width="9.2cm" svg:height="5.2cm" draw:transform="rotate (0.0698131700797732) translate (1.33cm 6.242cm)">
          <text:p text:style-name="P43"><text:span text:style-name="T37">Retirer les icônes</text:span></text:p>
          <text:p text:style-name="P43"><text:span text:style-name="T37">de l'ancienne version</text:span></text:p>
          <draw:enhanced-geometry svg:viewBox="0 0 21600 21600" draw:type="rectangle" draw:enhanced-path="M 0 0 L 21600 0 21600 21600 0 21600 0 0 Z N"/>
        </draw:custom-shape>
        <draw:custom-shape draw:style-name="gr27" draw:text-style-name="P40" draw:layer="layout" svg:width="9.2cm" svg:height="5.2cm" draw:transform="rotate (0.0698131700797732) translate (15.2cm 5.413cm)">
          <text:p text:style-name="P39"><text:span text:style-name="T36">Rendre le site plus beau</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33" draw:text-style-name="P45"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7" draw:text-style-name="P13" draw:layer="layout" svg:width="26.06cm" svg:height="2.705cm" svg:x="1.37cm" svg:y="2.295cm" presentation:class="outline" presentation:user-transformed="true">
          <draw:text-box>
            <text:p text:style-name="P12"><text:span text:style-name="T10">S pour Small.</text:span><text:span text:style-name="T7"> Ça doit rentrer dans </text:span><text:span text:style-name="T10">un</text:span><text:span text:style-name="T7"> sprint</text:span></text:p>
          </draw:text-box>
        </draw:frame>
        <draw:custom-shape draw:style-name="gr18" draw:text-style-name="P22" draw:layer="layout" svg:width="1.05cm" svg:height="7.281cm" draw:transform="rotate (-1.5707963267949) translate (28.2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6" draw:text-style-name="P44" draw:layer="layout" svg:width="9.2cm" svg:height="5.2cm" draw:transform="rotate (0.0698131700797732) translate (1.33cm 6.242cm)">
          <text:p text:style-name="P43"><text:span text:style-name="T37">Ajouter un système de tri</text:span></text:p>
          <draw:enhanced-geometry svg:viewBox="0 0 21600 21600" draw:type="rectangle" draw:enhanced-path="M 0 0 L 21600 0 21600 21600 0 21600 0 0 Z N"/>
        </draw:custom-shape>
        <draw:custom-shape draw:style-name="gr27" draw:text-style-name="P40" draw:layer="layout" svg:width="9.2cm" svg:height="5.2cm" draw:transform="rotate (0.0698131700797732) translate (15.2cm 5.413cm)">
          <text:p text:style-name="P39"><text:span text:style-name="T36">Développer un site</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33" draw:text-style-name="P45"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8" draw:text-style-name="P13" draw:layer="layout" svg:width="26.06cm" svg:height="2.705cm" svg:x="1.37cm" svg:y="2.295cm" presentation:class="outline" presentation:user-transformed="true">
          <draw:text-box>
            <text:p text:style-name="P12"><text:span text:style-name="T10">T pour Testable.</text:span><text:span text:style-name="T7"> On doit pouvoir s'assurer le développement répond au besoin</text:span></text:p>
          </draw:text-box>
        </draw:frame>
        <draw:custom-shape draw:style-name="gr18" draw:text-style-name="P22" draw:layer="layout" svg:width="1.05cm" svg:height="7.281cm" draw:transform="rotate (-1.5707963267949) translate (28.2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7" draw:text-style-name="P44" draw:layer="layout" svg:width="9.2cm" svg:height="5.2cm" draw:transform="rotate (0.0698131700797732) translate (1.33cm 6.242cm)">
          <text:p text:style-name="P43"><text:span text:style-name="T37">Gestion du panier</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frame draw:style-name="gr38" draw:text-style-name="P46" draw:layer="layout" svg:width="15.2cm" svg:height="7.847cm" svg:x="12cm" svg:y="5.8cm">
          <draw:text-box>
            <text:list text:style-name="L1">
              <text:list-item>
                <text:p><text:span text:style-name="T38">Je peux ajouter un élément</text:span></text:p>
              </text:list-item>
              <text:list-item>
                <text:p><text:span text:style-name="T38">Je peux retirer un élément</text:span></text:p>
              </text:list-item>
              <text:list-item>
                <text:p><text:span text:style-name="T38">Je peux changer la quantité</text:span></text:p>
              </text:list-item>
              <text:list-item>
                <text:p><text:span text:style-name="T38">Je peux mettre un élément de côté</text:span></text:p>
              </text:list-item>
              <text:list-item>
                <text:p><text:span text:style-name="T38">...</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1T0">
        <office:forms form:automatic-focus="false" form:apply-design-mode="false"/>
        <draw:custom-shape draw:style-name="gr39" draw:text-style-name="P47" draw:layer="layout" svg:width="1.64cm" svg:height="14.531cm" draw:transform="rotate (-1.5707963267949) translate (27.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9" draw:text-style-name="P48" draw:layer="layout" svg:width="25.198cm" svg:height="1.303cm" svg:x="1.393cm" svg:y="0.627cm" presentation:class="title" presentation:user-transformed="true">
          <draw:text-box>
            <text:p text:style-name="P1"><text:span text:style-name="T39">Pratiquons ! - User Stories (Partie 1)</text:span></text:p>
          </draw:text-box>
        </draw:frame>
        <draw:custom-shape draw:style-name="gr40"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0" draw:text-style-name="P51" draw:layer="layout" svg:width="26.06cm" svg:height="9.904cm" svg:x="1.358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 </text:span><text:span text:style-name="T4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1"/></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31" draw:text-style-name="P52" draw:layer="layout" svg:width="26.06cm" svg:height="10.849cm" svg:x="1.37cm" svg:y="2.295cm" presentation:class="outline" presentation:user-transformed="true">
          <draw:text-box>
            <text:list text:style-name="L2">
              <text:list-item>
                <text:p text:style-name="P12"><text:span text:style-name="T7">Rien ne vous empêche d'ajouter une description à la Story</text:span></text:p>
                <text:list>
                  <text:list-item>
                    <text:p text:style-name="P1"><text:span text:style-name="T7">Plus le ticket sera clair, plus faibles seront les probabilités d'un contre-sens lors du développement</text:span></text:p>
                  </text:list-item>
                </text:list>
              </text:list-item>
            </text:list>
          </draw:text-box>
        </draw:frame>
        <draw:custom-shape draw:style-name="gr18" draw:text-style-name="P22" draw:layer="layout" svg:width="1.05cm" svg:height="7.281cm" draw:transform="rotate (-1.5707963267949) translate (28.2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24"><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2" draw:text-style-name="P13" draw:layer="layout" svg:width="26.06cm" svg:height="10.849cm" svg:x="1.37cm" svg:y="2.296cm" presentation:class="outline" presentation:user-transformed="true">
          <draw:text-box>
            <text:list text:style-name="L2">
              <text:list-item>
                <text:p text:style-name="P12"><text:span text:style-name="T26">Alternative aux User Story</text:span></text:p>
              </text:list-item>
              <text:list-item>
                <text:p text:style-name="P12"><text:span text:style-name="T26">Centré sur un contexte / un problème</text:span></text:p>
                <text:list>
                  <text:list-item>
                    <text:p text:style-name="P1"><text:span text:style-name="T26">L'User Story est centrée sur l'utilisateur</text:span></text:p>
                  </text:list-item>
                  <text:list-item>
                    <text:p text:style-name="P1"><text:span text:style-name="T26">Aide à comprendre la motivation de l'utilisateur</text:span></text:p>
                  </text:list-item>
                </text:list>
              </text:list-item>
            </text:list>
          </draw:text-box>
        </draw:frame>
        <draw:custom-shape draw:style-name="gr41"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2" draw:text-style-name="P19" draw:layer="layout" svg:width="25.147cm" svg:height="2.147cm" svg:x="0.804cm" svg:y="13.457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4"><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3" draw:text-style-name="P13" draw:layer="layout" svg:width="26.06cm" svg:height="10.849cm" svg:x="1.37cm" svg:y="2.296cm" presentation:class="outline" presentation:user-transformed="true">
          <draw:text-box>
            <text:list text:style-name="L2">
              <text:list-item>
                <text:p text:style-name="P12"><text:span text:style-name="T26">Exprime un besoin utilisateur</text:span></text:p>
                <text:list>
                  <text:list-item>
                    <text:p text:style-name="P1"><text:span text:style-name="T26">Notion en provenance du marketing → le cas du Milkshake chez McDonalds</text:span></text:p>
                  </text:list-item>
                </text:list>
              </text:list-item>
            </text:list>
          </draw:text-box>
        </draw:frame>
        <draw:custom-shape draw:style-name="gr41"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2"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4"><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4" draw:text-style-name="P13" draw:layer="layout" svg:width="26.06cm" svg:height="10.849cm" svg:x="1.37cm" svg:y="2.296cm" presentation:class="outline" presentation:user-transformed="true">
          <draw:text-box>
            <text:list text:style-name="L2">
              <text:list-item>
                <text:p text:style-name="P12"><text:span text:style-name="T26">Permet de créer de l'empathie avec l'utilisateur</text:span></text:p>
                <text:list>
                  <text:list-item>
                    <text:p text:style-name="P1"><text:span text:style-name="T26">Mieux comprendre l'utilisateur</text:span></text:p>
                  </text:list-item>
                </text:list>
              </text:list-item>
              <text:list-item>
                <text:p text:style-name="P1"><text:span text:style-name="T26">Incite à la solution innovante</text:span></text:p>
                <text:list>
                  <text:list-item>
                    <text:p text:style-name="P1"><text:span text:style-name="T26">Innovation par l'usage</text:span></text:p>
                  </text:list-item>
                </text:list>
              </text:list-item>
              <text:list-item>
                <text:p text:style-name="P1"><text:span text:style-name="T26">Contre-venir aux limites des User Stories</text:span></text:p>
              </text:list-item>
            </text:list>
          </draw:text-box>
        </draw:frame>
        <draw:custom-shape draw:style-name="gr41"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2"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4"><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Limites User Stories (US)</text:span></text:p>
          </draw:text-box>
        </draw:frame>
        <draw:frame presentation:style-name="pr35" draw:text-style-name="P13" draw:layer="layout" svg:width="26.06cm" svg:height="10.849cm" svg:x="1.37cm" svg:y="2.296cm" presentation:class="outline" presentation:user-transformed="true">
          <draw:text-box>
            <text:list text:style-name="L2">
              <text:list-item>
                <text:p text:style-name="P12"><text:span text:style-name="T26">Personas → Se basent sur des hypothèses</text:span></text:p>
                <text:list>
                  <text:list-item>
                    <text:p text:style-name="P1"><text:span text:style-name="T26">La solution peut ne pas être pertinente</text:span></text:p>
                  </text:list-item>
                </text:list>
              </text:list-item>
              <text:list-item>
                <text:p text:style-name="P1"><text:span text:style-name="T26">Ne permet pas de gérer plusieurs typologies d'utilisateurs en même temps</text:span></text:p>
                <text:list>
                  <text:list-item>
                    <text:p text:style-name="P1"><text:span text:style-name="T26">Autant d'US que de personas</text:span></text:p>
                  </text:list-item>
                </text:list>
              </text:list-item>
            </text:list>
          </draw:text-box>
        </draw:frame>
        <draw:custom-shape draw:style-name="gr43" draw:text-style-name="P54"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2"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4"><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1" draw:style-name="dp1" draw:master-page-name="Default" presentation:presentation-page-layout-name="AL1T0">
        <office:forms form:automatic-focus="false" form:apply-design-mode="false"/>
        <draw:custom-shape draw:style-name="gr41"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1" draw:text-style-name="P24" draw:layer="layout" svg:width="26.924cm" svg:height="3.799cm" svg:x="0.538cm" svg:y="5.977cm" presentation:class="title" presentation:user-transformed="true">
          <draw:text-box>
            <text:p text:style-name="P23"><text:span text:style-name="T16">Une Job Story doit répondre à la question :</text:span><text:span text:style-name="T45"><text:line-break/></text:span><text:span text:style-name="T45">Pour quelle(s) tâche(s) les utilisateurs "embauchent" votre produit ?</text:span></text:p>
          </draw:text-box>
        </draw:frame>
        <draw:frame draw:style-name="gr42"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4"><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6" draw:text-style-name="P32" draw:layer="layout" svg:width="26.06cm" svg:height="10.849cm" svg:x="1.37cm" svg:y="2.295cm" presentation:class="outline" presentation:user-transformed="true">
          <draw:text-box>
            <text:list text:style-name="L2">
              <text:list-item>
                <text:p text:style-name="P12"><text:span text:style-name="T10">Quand [situation/contexte]</text:span></text:p>
                <text:list>
                  <text:list-item>
                    <text:p text:style-name="P1"><text:span text:style-name="T7">Qu'est-ce qui est en train de se passer ?</text:span></text:p>
                  </text:list-item>
                  <text:list-item>
                    <text:p text:style-name="P1"><text:span text:style-name="T46">Indiqué par l'utilisateur</text:span></text:p>
                  </text:list-item>
                </text:list>
              </text:list-item>
              <text:list-item>
                <text:p text:style-name="P1"><text:span text:style-name="T10">je veux [quoi] </text:span></text:p>
                <text:list>
                  <text:list-item>
                    <text:p text:style-name="P1"><text:span text:style-name="T7">La motivation de l'utilisateur</text:span></text:p>
                  </text:list-item>
                </text:list>
              </text:list-item>
              <text:list-item>
                <text:p text:style-name="P1"><text:span text:style-name="T22">afin de [résultat]</text:span></text:p>
                <text:list>
                  <text:list-item>
                    <text:p text:style-name="P1"><text:span text:style-name="T23">Quel bénéfice ?</text:span></text:p>
                  </text:list-item>
                </text:list>
              </text:list-item>
            </text:list>
          </draw:text-box>
        </draw:frame>
        <draw:custom-shape draw:style-name="gr41"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2"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4"><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1T0">
        <office:forms form:automatic-focus="false" form:apply-design-mode="false"/>
        <draw:custom-shape draw:style-name="gr44" draw:text-style-name="P44" draw:layer="layout" svg:width="11.926cm" svg:height="6.665cm" draw:transform="skewX (-0.0122173047639603) rotate (0.0640535835481919) translate (14.4cm 3.765cm)">
          <text:p text:style-name="P43"><text:span text:style-name="T37">En tant qu'utilisateur, </text:span></text:p>
          <text:p text:style-name="P43"><text:span text:style-name="T37">je souhaite manger des pizzas</text:span></text:p>
          <text:p text:style-name="P43"><text:span text:style-name="T37">afin de manger rapidemen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5" draw:text-style-name="P44" draw:layer="layout" svg:width="11.974cm" svg:height="6.678cm" draw:transform="rotate (0.0698131700797732) translate (0.627cm 4.768cm)">
          <text:p text:style-name="P43"><text:span text:style-name="T37">Quand il est l'heure de manger</text:span></text:p>
          <text:p text:style-name="P43"><text:span text:style-name="T37">et qu'il y a du monde à la maison,</text:span></text:p>
          <text:p text:style-name="P43"><text:span text:style-name="T37">je veux des pizzas</text:span></text:p>
          <text:p text:style-name="P43"><text:span text:style-name="T37">afin de manger rapidement</text:span></text:p>
          <draw:enhanced-geometry svg:viewBox="0 0 21600 21600" draw:type="rectangle" draw:enhanced-path="M 0 0 L 21600 0 21600 21600 0 21600 0 0 Z N"/>
        </draw:custom-shape>
        <draw:frame draw:style-name="gr9" draw:text-style-name="P41" draw:layer="layout" svg:width="14.1cm" svg:height="1.673cm" svg:x="6.95cm" svg:y="11.701cm">
          <draw:text-box>
            <text:p text:style-name="P23">A gauche, une job story (plus de contexte).</text:p>
            <text:p text:style-name="P23">A droite, une user story (moins de contexte).</text:p>
          </draw:text-box>
        </draw:frame>
        <draw:custom-shape draw:style-name="gr46"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4"><text:s/>- anglais</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4" draw:style-name="dp1" draw:master-page-name="Default" presentation:presentation-page-layout-name="AL1T0">
        <office:forms form:automatic-focus="false" form:apply-design-mode="false"/>
        <draw:custom-shape draw:style-name="gr48" draw:text-style-name="P44" draw:layer="layout" svg:width="11.926cm" svg:height="6.665cm" draw:transform="skewX (-0.0122173047639603) rotate (0.0640535835481919) translate (14.4cm 3.765cm)">
          <text:p text:style-name="P43"><text:span text:style-name="T37">En tant qu'utilisateur, </text:span></text:p>
          <text:p text:style-name="P43"><text:span text:style-name="T37">je souhaite noter un produit </text:span></text:p>
          <text:p text:style-name="P43"><text:span text:style-name="T37">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9" draw:text-style-name="P44" draw:layer="layout" svg:width="11.974cm" svg:height="6.678cm" draw:transform="rotate (0.0698131700797732) translate (0.627cm 4.768cm)">
          <text:p text:style-name="P43"><text:span text:style-name="T37">Quand je doute sur </text:span></text:p>
          <text:p text:style-name="P43"><text:span text:style-name="T37">l'achat un produit</text:span></text:p>
          <text:p text:style-name="P43"><text:span text:style-name="T37">je souhaite connaître </text:span></text:p>
          <text:p text:style-name="P43"><text:span text:style-name="T37">l'avis des acheteurs</text:span></text:p>
          <text:p text:style-name="P43"><text:span text:style-name="T37">afin de valider mon achat</text:span></text:p>
          <draw:enhanced-geometry svg:viewBox="0 0 21600 21600" draw:type="rectangle" draw:enhanced-path="M 0 0 L 21600 0 21600 21600 0 21600 0 0 Z N"/>
        </draw:custom-shape>
        <draw:frame draw:style-name="gr9" draw:text-style-name="P41" draw:layer="layout" svg:width="14.1cm" svg:height="1.673cm" svg:x="6.95cm" svg:y="11.701cm">
          <draw:text-box>
            <text:p text:style-name="P23">A gauche, une job story (plus de contexte).</text:p>
            <text:p text:style-name="P23">A droite, une user story (moins de contexte).</text:p>
          </draw:text-box>
        </draw:frame>
        <draw:custom-shape draw:style-name="gr46"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4"><text:s/>- anglais</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1T0">
        <office:forms form:automatic-focus="false" form:apply-design-mode="false"/>
        <draw:custom-shape draw:style-name="gr50" draw:text-style-name="P44" draw:layer="layout" svg:width="11.926cm" svg:height="6.665cm" draw:transform="skewX (-0.0122173047639603) rotate (0.0640535835481919) translate (14.4cm 3.765cm)">
          <text:p text:style-name="P43"><text:span text:style-name="T37">En tant qu'utilisateur, </text:span></text:p>
          <text:p text:style-name="P43"><text:span text:style-name="T37">je souhaite noter un produit </text:span></text:p>
          <text:p text:style-name="P43"><text:span text:style-name="T37">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51" draw:text-style-name="P44" draw:layer="layout" svg:width="11.974cm" svg:height="6.678cm" draw:transform="rotate (0.0698131700797732) translate (0.627cm 4.768cm)">
          <text:p text:style-name="P43"><text:span text:style-name="T37">Quand je suis ravi de mon achat,</text:span></text:p>
          <text:p text:style-name="P43"><text:span text:style-name="T37">je souhaite le noter</text:span></text:p>
          <text:p text:style-name="P43"><text:span text:style-name="T37">afin d'en encourager à l'achat </text:span></text:p>
          <draw:enhanced-geometry svg:viewBox="0 0 21600 21600" draw:type="rectangle" draw:enhanced-path="M 0 0 L 21600 0 21600 21600 0 21600 0 0 Z N"/>
        </draw:custom-shape>
        <draw:frame draw:style-name="gr9" draw:text-style-name="P41" draw:layer="layout" svg:width="14.1cm" svg:height="1.673cm" svg:x="6.95cm" svg:y="11.701cm">
          <draw:text-box>
            <text:p text:style-name="P23">A gauche, une job story (plus de contexte).</text:p>
            <text:p text:style-name="P23">A droite, une user story (moins de contexte).</text:p>
          </draw:text-box>
        </draw:frame>
        <draw:custom-shape draw:style-name="gr46"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4"><text:s/>- anglais</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7" draw:text-style-name="P52" draw:layer="layout" svg:width="26.06cm" svg:height="10.849cm" svg:x="1.37cm" svg:y="2.295cm" presentation:class="outline" presentation:user-transformed="true">
          <draw:text-box>
            <text:list text:style-name="L2">
              <text:list-item>
                <text:p text:style-name="P12"><text:span text:style-name="T23">Plus votre contexte sera précis, plus adaptée sera la solution</text:span></text:p>
              </text:list-item>
              <text:list-item>
                <text:p text:style-name="P12"><text:span text:style-name="T23">Préférez les entretiens utilisateurs pour ressortir les problèmes</text:span></text:p>
                <text:list>
                  <text:list-item>
                    <text:p text:style-name="P1"><text:span text:style-name="T23">Les personas ne sont basés que sur des hypothèses</text:span></text:p>
                  </text:list-item>
                </text:list>
              </text:list-item>
            </text:list>
          </draw:text-box>
        </draw:frame>
        <draw:custom-shape draw:style-name="gr41"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4"><text:s/>- anglais</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8" draw:text-style-name="P52" draw:layer="layout" svg:width="26.06cm" svg:height="10.849cm" svg:x="1.37cm" svg:y="2.295cm" presentation:class="outline" presentation:user-transformed="true">
          <draw:text-box>
            <text:list text:style-name="L2">
              <text:list-item>
                <text:p text:style-name="P12"><text:span text:style-name="T23">Les motivations peuvent être multiples</text:span></text:p>
                <text:list>
                  <text:list-item>
                    <text:p text:style-name="P1"><text:span text:style-name="T23">N'hésitez pas à les mettre pour élargir le besoin</text:span></text:p>
                  </text:list-item>
                </text:list>
              </text:list-item>
            </text:list>
          </draw:text-box>
        </draw:frame>
        <draw:custom-shape draw:style-name="gr41"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19" draw:layer="layout" svg:width="25.147cm" svg:height="2.621cm" svg:x="0.804cm" svg:y="13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4"><text:s/>- anglais</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2" draw:text-style-name="P44" draw:layer="layout" svg:width="13.57cm" svg:height="6.678cm" draw:transform="rotate (0.0698131700797732) translate (0.627cm 4.768cm)">
          <text:p text:style-name="P43"><text:span text:style-name="T37">Quand je suis sur le chemin de l'IUT</text:span></text:p>
          <draw:enhanced-geometry svg:viewBox="0 0 21600 21600" draw:type="rectangle" draw:enhanced-path="M 0 0 L 21600 0 21600 21600 0 21600 0 0 Z N"/>
        </draw:custom-shape>
        <draw:custom-shape draw:style-name="gr46"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55" draw:layer="layout" svg:width="12.43cm" svg:height="1.303cm" svg:x="15cm" svg:y="3.297cm" presentation:class="outline" presentation:user-transformed="true">
          <draw:text-box>
            <text:p text:style-name="P12"><text:span text:style-name="T47">Proposition de services : ?</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3" draw:text-style-name="P44" draw:layer="layout" svg:width="13.57cm" svg:height="6.678cm" draw:transform="rotate (0.0698131700797732) translate (0.627cm 4.768cm)">
          <text:p text:style-name="P43"><text:span text:style-name="T37">Quand je suis </text:span><text:span text:style-name="T48">à pied</text:span><text:span text:style-name="T37"> </text:span></text:p>
          <text:p text:style-name="P43"><text:span text:style-name="T37">sur le chemin de l'IUT</text:span></text:p>
          <draw:enhanced-geometry svg:viewBox="0 0 21600 21600" draw:type="rectangle" draw:enhanced-path="M 0 0 L 21600 0 21600 21600 0 21600 0 0 Z N"/>
        </draw:custom-shape>
        <draw:custom-shape draw:style-name="gr46"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0" draw:text-style-name="P55" draw:layer="layout" svg:width="12.43cm" svg:height="1.303cm" svg:x="15cm" svg:y="3.297cm" presentation:class="outline" presentation:user-transformed="true">
          <draw:text-box>
            <text:p text:style-name="P12"><text:span text:style-name="T47">Proposition de services : ?</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4" draw:text-style-name="P44" draw:layer="layout" svg:width="13.57cm" svg:height="6.678cm" draw:transform="rotate (0.0698131700797732) translate (0.627cm 4.768cm)">
          <text:p text:style-name="P43"><text:span text:style-name="T37">Quand je suis à pied </text:span></text:p>
          <text:p text:style-name="P43"><text:span text:style-name="T37">sur le chemin de l'IUT</text:span></text:p>
          <text:p text:style-name="P43"><text:span text:style-name="T48">et je suis en retard</text:span></text:p>
          <draw:enhanced-geometry svg:viewBox="0 0 21600 21600" draw:type="rectangle" draw:enhanced-path="M 0 0 L 21600 0 21600 21600 0 21600 0 0 Z N"/>
        </draw:custom-shape>
        <draw:custom-shape draw:style-name="gr46"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55" draw:layer="layout" svg:width="12.43cm" svg:height="1.303cm" svg:x="15cm" svg:y="3.297cm" presentation:class="outline" presentation:user-transformed="true">
          <draw:text-box>
            <text:p text:style-name="P12"><text:span text:style-name="T47">Proposition de services : ?</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5" draw:text-style-name="P44" draw:layer="layout" svg:width="13.57cm" svg:height="6.678cm" draw:transform="rotate (0.0698131700797732) translate (0.627cm 4.768cm)">
          <text:p text:style-name="P43"><text:span text:style-name="T37">Quand je suis à pied </text:span></text:p>
          <text:p text:style-name="P43"><text:span text:style-name="T37">sur le chemin de l'IUT</text:span></text:p>
          <text:p text:style-name="P43"><text:span text:style-name="T48">et je suis en retard, </text:span></text:p>
          <text:p text:style-name="P43"><text:span text:style-name="T37">je veux prévenir le professeur</text:span></text:p>
          <text:p text:style-name="P43"><text:span text:style-name="T37">afin de ne pas avoir une absence</text:span></text:p>
          <draw:enhanced-geometry svg:viewBox="0 0 21600 21600" draw:type="rectangle" draw:enhanced-path="M 0 0 L 21600 0 21600 21600 0 21600 0 0 Z N"/>
        </draw:custom-shape>
        <draw:custom-shape draw:style-name="gr46"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55" draw:layer="layout" svg:width="12.43cm" svg:height="1.303cm" svg:x="15cm" svg:y="3.297cm" presentation:class="outline" presentation:user-transformed="true">
          <draw:text-box>
            <text:p text:style-name="P12"><text:span text:style-name="T47">Proposition de services : ?</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43" draw:text-style-name="P52" draw:layer="layout" svg:width="26.06cm" svg:height="10.849cm" svg:x="1.37cm" svg:y="2.295cm" presentation:class="outline" presentation:user-transformed="true">
          <draw:text-box>
            <text:list text:style-name="L2">
              <text:list-item>
                <text:p text:style-name="P12"><text:span text:style-name="T23">Les Job Stories (JS) peuvent être très utiles pour rédiger des User Stories (US)</text:span></text:p>
                <text:list>
                  <text:list-item>
                    <text:p text:style-name="P1"><text:span text:style-name="T23">JS : Découverte du besoin</text:span></text:p>
                  </text:list-item>
                  <text:list-item>
                    <text:p text:style-name="P1"><text:span text:style-name="T23">US : Conception de la solution</text:span></text:p>
                  </text:list-item>
                </text:list>
              </text:list-item>
              <text:list-item>
                <text:p text:style-name="P1"><text:span text:style-name="T23">Réaliser de petits Job Story</text:span></text:p>
              </text:list-item>
            </text:list>
          </draw:text-box>
        </draw:frame>
        <draw:custom-shape draw:style-name="gr41"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4"><text:s/>- anglais</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3"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Les Stories, c'est bien. </text:span><text:span text:style-name="T16"><text:line-break/></text:span><text:span text:style-name="T16">Avec des Critères d'Acceptation, c'est mieux.</text:span></text:p>
          </draw:text-box>
        </draw:frame>
        <draw:custom-shape draw:style-name="gr13" draw:text-style-name="P22" draw:layer="layout" svg:width="1.147cm" svg:height="4.064cm" draw:transform="rotate (1.5707963267949) translate (-0.6cm 0.9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28.4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5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4" draw:text-style-name="P13" draw:layer="layout" svg:width="26.06cm" svg:height="10.849cm" svg:x="1.37cm" svg:y="2.295cm" presentation:class="outline" presentation:user-transformed="true">
          <draw:text-box>
            <text:list text:style-name="L2">
              <text:list-item>
                <text:p text:style-name="P12"><text:span text:style-name="T7">Permettent de valider une Story</text:span></text:p>
                <text:list>
                  <text:list-item>
                    <text:p text:style-name="P1"><text:span text:style-name="T7"><text:s/></text:span><text:span text:style-name="T7">"T" d'INVEST. T = Testable</text:span></text:p>
                  </text:list-item>
                </text:list>
              </text:list-item>
              <text:list-item>
                <text:p text:style-name="P1"><text:span text:style-name="T7">Expression dans un langage simple</text:span></text:p>
              </text:list-item>
              <text:list-item>
                <text:p text:style-name="P1"><text:span text:style-name="T10">Ne doivent contenir que des points fonctionnels</text:span></text:p>
                <text:list>
                  <text:list-item>
                    <text:p text:style-name="P1"><text:span text:style-name="T7">Le résultat doit être visible</text:span></text:p>
                  </text:list-item>
                </text:list>
              </text:list-item>
            </text:list>
          </draw:text-box>
        </draw:frame>
        <draw:custom-shape draw:style-name="gr56" draw:text-style-name="P56" draw:layer="layout" svg:width="1.05cm" svg:height="7.281cm" draw:transform="rotate (-1.5707963267949) translate (28.22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5" draw:text-style-name="P13" draw:layer="layout" svg:width="26.06cm" svg:height="11.905cm" svg:x="1.37cm" svg:y="2.295cm" presentation:class="outline" presentation:user-transformed="true">
          <draw:text-box>
            <text:list text:style-name="L2">
              <text:list-item>
                <text:p text:style-name="P12"><text:span text:style-name="T7">Peuvent s'écrire sous le format :</text:span><text:span text:style-name="T7"><text:line-break/></text:span><text:span text:style-name="T7">"</text:span><text:span text:style-name="T49">Étant donné que</text:span><text:span text:style-name="T7"> [état précédent/contexte], </text:span><text:span text:style-name="T49">quand</text:span><text:span text:style-name="T7"> [action] </text:span><text:span text:style-name="T49">alors</text:span><text:span text:style-name="T7"> [résultat]"</text:span></text:p>
                <text:list>
                  <text:list-item>
                    <text:p text:style-name="P1"><text:span text:style-name="T7">Plusieurs actions (quand) et résultats (alors) peuvent être simultanées</text:span></text:p>
                  </text:list-item>
                </text:list>
              </text:list-item>
              <text:list-item>
                <text:p text:style-name="P12"><text:span text:style-name="T7">ou une liste d'éléments</text:span></text:p>
                <text:list>
                  <text:list-item>
                    <text:p text:style-name="P1"><text:span text:style-name="T7">A privilégier, par exemple, quand on veut définir les règles de validation de champs de formulaire</text:span></text:p>
                  </text:list-item>
                </text:list>
              </text:list-item>
            </text:list>
          </draw:text-box>
        </draw:frame>
        <draw:custom-shape draw:style-name="gr57" draw:text-style-name="P56" draw:layer="layout" svg:width="1.05cm" svg:height="7.281cm" draw:transform="rotate (-1.5707963267949) translate (28.226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custom-shape draw:style-name="gr58" draw:text-style-name="P44" draw:layer="layout" svg:width="9.2cm" svg:height="5.2cm" draw:transform="rotate (0.0698131700797732) translate (1.33cm 3.442cm)">
          <text:p text:style-name="P43"><text:span text:style-name="T37">Gestion du panier</text:span></text:p>
          <draw:enhanced-geometry svg:viewBox="0 0 21600 21600" draw:type="rectangle" draw:enhanced-path="M 0 0 L 21600 0 21600 21600 0 21600 0 0 Z N"/>
        </draw:custom-shape>
        <draw:frame draw:style-name="gr11" draw:text-style-name="P21" draw:layer="layout" svg:width="1.6cm" svg:height="1.6cm" svg:x="5.3cm" svg:y="7.6cm">
          <draw:image xlink:href="Pictures/10000201000000600000006057C2A31E4363DA96.png" xlink:type="simple" xlink:show="embed" xlink:actuate="onLoad" draw:mime-type="image/png">
            <text:p/>
          </draw:image>
        </draw:frame>
        <draw:frame draw:style-name="gr59" draw:text-style-name="P58" draw:layer="layout" svg:width="15.2cm" svg:height="9.973cm" svg:x="12cm" svg:y="2.7cm">
          <draw:text-box>
            <text:list text:style-name="L2">
              <text:list-item>
                <text:p text:style-name="P57"><text:span text:style-name="T50">Étant donné que</text:span><text:span text:style-name="T51"> je suis sur une fiche produit </text:span><text:span text:style-name="T50">quand</text:span><text:span text:style-name="T51"> j'ajoute le produit </text:span><text:span text:style-name="T50">alors</text:span><text:span text:style-name="T51"> le panier a ce produit</text:span></text:p>
              </text:list-item>
              <text:list-item>
                <text:p text:style-name="P57"><text:span text:style-name="T50">Étant donné que</text:span><text:span text:style-name="T51"> je suis dans le panier </text:span><text:span text:style-name="T50">quand</text:span><text:span text:style-name="T51"> je décrémente la quantité d'un produit </text:span><text:span text:style-name="T50">et</text:span><text:span text:style-name="T51"> que la valeur passe à zéro </text:span><text:span text:style-name="T50">alors</text:span><text:span text:style-name="T51"> ce produit disparaît du panier</text:span></text:p>
              </text:list-item>
            </text:list>
          </draw:text-box>
        </draw:frame>
        <draw:custom-shape draw:style-name="gr57" draw:text-style-name="P56" draw:layer="layout" svg:width="1.05cm" svg:height="7.281cm" draw:transform="rotate (-1.5707963267949) translate (28.226cm -0.19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7" draw:style-name="dp1" draw:master-page-name="Default" presentation:presentation-page-layout-name="AL1T0">
        <office:forms form:automatic-focus="false" form:apply-design-mode="false"/>
        <draw:custom-shape draw:style-name="gr60" draw:text-style-name="P47" draw:layer="layout" svg:width="1.64cm" svg:height="14.531cm" draw:transform="rotate (-1.5707963267949) translate (27.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9" draw:text-style-name="P48" draw:layer="layout" svg:width="25.198cm" svg:height="1.303cm" svg:x="1.393cm" svg:y="0.627cm" presentation:class="title" presentation:user-transformed="true">
          <draw:text-box>
            <text:p text:style-name="P1"><text:span text:style-name="T39">Pratiquons ! - User Stories (Partie 2)</text:span></text:p>
          </draw:text-box>
        </draw:frame>
        <draw:custom-shape draw:style-name="gr61"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6" draw:text-style-name="P51" draw:layer="layout" svg:width="26.06cm" svg:height="9.904cm" svg:x="1.358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 </text:span><text:span text:style-name="T4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1"/></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Du mal à rédiger vos critères d'acceptation ? Pensez SMART.</text:span></text:p>
          </draw:text-box>
        </draw:frame>
        <draw:custom-shape draw:style-name="gr62" draw:text-style-name="P59" draw:layer="layout" svg:width="1.147cm" svg:height="4.064cm" draw:transform="rotate (1.5707963267949) translate (-0.6cm 0.9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3" draw:text-style-name="P26" draw:layer="layout" svg:width="1.642cm" svg:height="10.899cm" draw:transform="rotate (-3.14159265358979) translate (28.4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5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47" draw:text-style-name="P13" draw:layer="layout" svg:width="26.06cm" svg:height="10.705cm" svg:x="1.37cm" svg:y="2.295cm" presentation:class="outline" presentation:user-transformed="true">
          <draw:text-box>
            <text:p text:style-name="P12"><text:span text:style-name="T10">S pour Spécifique.</text:span><text:span text:style-name="T7"> Le critère doit suffisamment précis pour être compris</text:span></text:p>
            <text:p text:style-name="P12"><text:span text:style-name="T10">M pour Mesurable.</text:span><text:span text:style-name="T7"> Il existe un moyen de valider le critère</text:span></text:p>
            <text:p text:style-name="P12"><text:span text:style-name="T10">A pour Atteignable.</text:span><text:span text:style-name="T7"> On doit pouvoir le réaliser</text:span></text:p>
            <text:list text:style-name="L2">
              <text:list-item>
                <text:p text:style-name="P12"><text:span text:style-name="T7">Il existe des variantes pour le A : </text:span><text:span text:style-name="T10">A</text:span><text:span text:style-name="T7">ssignable, <text:s/></text:span><text:span text:style-name="T10">A</text:span><text:span text:style-name="T7">cceptable, </text:span><text:span text:style-name="T10">A</text:span><text:span text:style-name="T7">mbitieux...</text:span></text:p>
              </text:list-item>
            </text:list>
            <text:p text:style-name="P12"><text:span text:style-name="T7"/></text:p>
            <text:p text:style-name="P12"><text:span text:style-name="T7"/></text:p>
            <text:p text:style-name="P12"><text:span text:style-name="T7"/></text:p>
          </draw:text-box>
        </draw:frame>
        <draw:custom-shape draw:style-name="gr64" draw:text-style-name="P60" draw:layer="layout" svg:width="1.05cm" svg:height="7.281cm" draw:transform="rotate (-1.5707963267949) translate (28.2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8cm" svg:y="13.908cm">
          <draw:text-box>
            <text:p text:style-name="P18"><text:span text:style-name="T11">Source(s) :</text:span></text:p>
            <text:list text:style-name="L1">
              <text:list-item>
                <text:p><text:span text:style-name="T18"><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48" draw:text-style-name="P13" draw:layer="layout" svg:width="26.06cm" svg:height="10.305cm" svg:x="1.37cm" svg:y="2.295cm" presentation:class="outline" presentation:user-transformed="true">
          <draw:text-box>
            <text:p text:style-name="P12"><text:span text:style-name="T10">R pour Réaliste.</text:span><text:span text:style-name="T7"> Doit réalisable et ne pas démotiver</text:span></text:p>
            <text:p text:style-name="P12"><text:span text:style-name="T10">T pour Temporellement défini .</text:span><text:span text:style-name="T7"> Doit être réalisé dans un temps défini</text:span></text:p>
            <text:p text:style-name="P12"><text:span text:style-name="T7"/></text:p>
            <text:p text:style-name="P12"><text:span text:style-name="T7"/></text:p>
            <text:p text:style-name="P12"><text:span text:style-name="T7"/></text:p>
          </draw:text-box>
        </draw:frame>
        <draw:custom-shape draw:style-name="gr64" draw:text-style-name="P60" draw:layer="layout" svg:width="1.05cm" svg:height="7.281cm" draw:transform="rotate (-1.5707963267949) translate (28.2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8cm" svg:y="13.908cm">
          <draw:text-box>
            <text:p text:style-name="P18"><text:span text:style-name="T11">Source(s) :</text:span></text:p>
            <text:list text:style-name="L1">
              <text:list-item>
                <text:p><text:span text:style-name="T18"><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9" draw:text-style-name="P13" draw:layer="layout" svg:width="26.06cm" svg:height="10.849cm" svg:x="1.37cm" svg:y="2.295cm" presentation:class="outline" presentation:user-transformed="true">
          <draw:text-box>
            <text:list text:style-name="L2">
              <text:list-item>
                <text:p text:style-name="P12"><text:span text:style-name="T7">Permettent de définir les tests unitaires</text:span></text:p>
                <text:list>
                  <text:list-item>
                    <text:p text:style-name="P1"><text:span text:style-name="T7">ça concerne plutôt ceux qui codent et ceux qui testent la fonctionnalité</text:span></text:p>
                  </text:list-item>
                </text:list>
              </text:list-item>
            </text:list>
          </draw:text-box>
        </draw:frame>
        <draw:custom-shape draw:style-name="gr57" draw:text-style-name="P56" draw:layer="layout" svg:width="1.05cm" svg:height="7.281cm" draw:transform="rotate (-1.5707963267949) translate (28.22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50" draw:text-style-name="P13" draw:layer="layout" svg:width="26.06cm" svg:height="3.505cm" svg:x="1.37cm" svg:y="2.295cm" presentation:class="outline" presentation:user-transformed="true">
          <draw:text-box>
            <text:list text:style-name="L2">
              <text:list-item>
                <text:p text:style-name="P12"><text:span text:style-name="T7">Grosse fonctionnalité du produit</text:span></text:p>
                <text:list>
                  <text:list-item>
                    <text:p text:style-name="P1"><text:span text:style-name="T7">Se place au-dessus d'une epic</text:span></text:p>
                  </text:list-item>
                </text:list>
              </text:list-item>
            </text:list>
          </draw:text-box>
        </draw:frame>
        <draw:custom-shape draw:style-name="gr65" draw:text-style-name="P61" draw:layer="layout" svg:width="1.05cm" svg:height="7.281cm" draw:transform="rotate (-1.5707963267949) translate (5.881cm -0.199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29" draw:layer="layout" svg:width="7cm" svg:height="2.6cm" svg:x="0.6cm" svg:y="8.6cm">
          <text:p text:style-name="P28"><text:span text:style-name="T20">Feature / Thème</text:span></text:p>
          <draw:enhanced-geometry svg:viewBox="0 0 21600 21600" draw:type="rectangle" draw:enhanced-path="M 0 0 L 21600 0 21600 21600 0 21600 0 0 Z N"/>
        </draw:custom-shape>
        <draw:custom-shape draw:style-name="gr16" draw:text-style-name="P29" draw:layer="layout" svg:width="7cm" svg:height="2.6cm" svg:x="10.1cm" svg:y="8.6cm">
          <text:p text:style-name="P28"><text:span text:style-name="T20">Epic</text:span></text:p>
          <draw:enhanced-geometry svg:viewBox="0 0 21600 21600" draw:type="rectangle" draw:enhanced-path="M 0 0 L 21600 0 21600 21600 0 21600 0 0 Z N"/>
        </draw:custom-shape>
        <draw:custom-shape draw:style-name="gr16" draw:text-style-name="P29" draw:layer="layout" svg:width="7cm" svg:height="2.6cm" svg:x="19.6cm" svg:y="8.6cm">
          <text:p text:style-name="P28"><text:span text:style-name="T20">(User) Story</text:span></text:p>
          <draw:enhanced-geometry svg:viewBox="0 0 21600 21600" draw:type="rectangle" draw:enhanced-path="M 0 0 L 21600 0 21600 21600 0 21600 0 0 Z N"/>
        </draw:custom-shape>
        <draw:line draw:style-name="gr17" draw:text-style-name="P21" draw:layer="layout" svg:x1="7.8cm" svg:y1="10cm" svg:x2="9.8cm" svg:y2="10cm">
          <text:p/>
        </draw:line>
        <draw:line draw:style-name="gr17" draw:text-style-name="P21" draw:layer="layout" svg:x1="17.4cm" svg:y1="10cm" svg:x2="19.4cm" svg:y2="10cm">
          <text:p/>
        </draw:line>
        <presentation:notes draw:style-name="dp2">
          <office:forms form:automatic-focus="false" form:apply-design-mode="false"/>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51" draw:text-style-name="P13" draw:layer="layout" svg:width="26.06cm" svg:height="10.849cm" svg:x="1.37cm" svg:y="2.295cm" presentation:class="outline" presentation:user-transformed="true">
          <draw:text-box>
            <text:list text:style-name="L2">
              <text:list-item>
                <text:p text:style-name="P12"><text:span text:style-name="T7">Exemple :</text:span></text:p>
                <text:list>
                  <text:list-item>
                    <text:p text:style-name="P1"><text:span text:style-name="T7">Feature : Gestion des vidéos</text:span></text:p>
                  </text:list-item>
                  <text:list-item>
                    <text:p text:style-name="P1"><text:span text:style-name="T7">Epic : Suggérer des vidéos</text:span></text:p>
                  </text:list-item>
                  <text:list-item>
                    <text:p text:style-name="P1"><text:span text:style-name="T7">Stories : </text:span></text:p>
                    <text:list>
                      <text:list-item>
                        <text:p text:style-name="P1"><text:span text:style-name="T7">Afficher des vidéos en fonction des préférences</text:span></text:p>
                      </text:list-item>
                      <text:list-item>
                        <text:p text:style-name="P1"><text:span text:style-name="T7">Permettre de supprimer une vidéo suggérée</text:span></text:p>
                      </text:list-item>
                    </text:list>
                    <text:p text:style-name="P1"><text:span text:style-name="T7"/></text:p>
                  </text:list-item>
                </text:list>
              </text:list-item>
            </text:list>
          </draw:text-box>
        </draw:frame>
        <draw:custom-shape draw:style-name="gr56" draw:text-style-name="P56" draw:layer="layout" svg:width="1.05cm" svg:height="7.281cm" draw:transform="rotate (-1.5707963267949) translate (28.22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Epic</text:span></text:p>
          </draw:text-box>
        </draw:frame>
        <draw:frame presentation:style-name="pr52" draw:text-style-name="P13" draw:layer="layout" svg:width="26.06cm" svg:height="10.849cm" svg:x="1.37cm" svg:y="2.295cm" presentation:class="outline" presentation:user-transformed="true">
          <draw:text-box>
            <text:list text:style-name="L2">
              <text:list-item>
                <text:p text:style-name="P12"><text:span text:style-name="T7">Ensemble de stories</text:span></text:p>
              </text:list-item>
              <text:list-item>
                <text:p text:style-name="P12"><text:span text:style-name="T7">A découper que si on compte travailler prochainement dessus</text:span></text:p>
              </text:list-item>
            </text:list>
          </draw:text-box>
        </draw:frame>
        <draw:custom-shape draw:style-name="gr56" draw:text-style-name="P56" draw:layer="layout" svg:width="1.05cm" svg:height="7.281cm" draw:transform="rotate (-1.5707963267949) translate (28.22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5"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Prioriser les US ?</text:span></text:p>
          </draw:text-box>
        </draw:frame>
        <draw:custom-shape draw:style-name="gr66"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66"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Plusieurs méthodologies</text:span></text:p>
          </draw:text-box>
        </draw:frame>
        <draw:custom-shape draw:style-name="gr66"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6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3"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Obligatoires :</text:span><text:span text:style-name="T7"> </text:span><text:span text:style-name="T10">L'utilisateur doit l'avoir</text:span></text:p>
                  </text:list-item>
                  <text:list-item>
                    <text:p text:style-name="P1"><text:span text:style-name="T52">Attractives :</text:span><text:span text:style-name="T53"> </text:span><text:span text:style-name="T7">"nice to have", si c'est là tant mieux, si c'est absent, l'utilisateur ne le remarque pas</text:span></text:p>
                  </text:list-item>
                  <text:list-item>
                    <text:p text:style-name="P1"><text:span text:style-name="T52">Linéaires :</text:span><text:span text:style-name="T53"> </text:span><text:span text:style-name="T54">game changer. </text:span><text:span text:style-name="T55">A</text:span><text:span text:style-name="T7">pportent un vrai plus. Plus la fonctionnalité est aboutie, plus le client devrait être satisfait et inversement</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6" draw:text-style-name="P56" draw:layer="layout" svg:width="1.05cm" svg:height="7.281cm" draw:transform="rotate (-1.5707963267949) translate (28.22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4"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Indifférentes :</text:span><text:span text:style-name="T7"> La présence ou non de la fonctionnalités ne change rien pour l'utilisateur</text:span></text:p>
                  </text:list-item>
                  <text:list-item>
                    <text:p text:style-name="P1"><text:span text:style-name="T10">A double tranchant :</text:span><text:span text:style-name="T7"> Peut provoquer la satisfaction ou l'inconvénient dépendamment de l'utilisateur</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6" draw:text-style-name="P56" draw:layer="layout" svg:width="1.05cm" svg:height="7.281cm" draw:transform="rotate (-1.5707963267949) translate (28.22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custom-shape draw:style-name="gr56" draw:text-style-name="P56" draw:layer="layout" svg:width="1.05cm" svg:height="7.281cm" draw:transform="rotate (-1.5707963267949) translate (28.22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8" draw:text-style-name="P21" draw:layer="layout" svg:width="18.899cm" svg:height="10.349cm" svg:x="0.901cm" svg:y="3.4cm">
          <draw:image xlink:href="Pictures/100000000000078000000438E1BDC2D34E6E76D7.png" xlink:type="simple" xlink:show="embed" xlink:actuate="onLoad" draw:mime-type="image/png">
            <text:p/>
          </draw:image>
        </draw:frame>
        <draw:frame draw:style-name="gr69" draw:text-style-name="P19" draw:layer="layout" svg:width="14.583cm" svg:height="1.293cm" svg:x="1.017cm" svg:y="13.907cm">
          <draw:text-box>
            <text:p text:style-name="P18"><text:span text:style-name="T11">Source(s) :</text:span></text:p>
            <text:list text:style-name="L1">
              <text:list-item>
                <text:p><text:span text:style-name="T12"><text:a xlink:href="https://www.ionos.fr/startupguide/gestion/modele-kano/" xlink:type="simple">https://www.ionos.fr/startupguide/gestion/modele-kano/</text:a></text:span></text:p>
              </text:list-item>
            </text:list>
          </draw:text-box>
        </draw:frame>
        <draw:frame presentation:style-name="pr55" draw:text-style-name="P13" draw:layer="layout" svg:width="26.06cm" svg:height="1.104cm" svg:x="1.37cm" svg:y="2.296cm" presentation:class="outline" presentation:user-transformed="true">
          <draw:text-box>
            <text:list text:style-name="L2">
              <text:list-item>
                <text:p text:style-name="P12"><text:span text:style-name="T56">Représentée par la courbe suivante :</text:span></text:p>
                <text:list>
                  <text:list-header>
                    <text:p text:style-name="P1"><text:span text:style-name="T7"/></text:p>
                  </text:list-header>
                </text:list>
              </text:list-item>
            </text:list>
          </draw:text-box>
        </draw:frame>
        <draw:frame presentation:style-name="pr56" draw:text-style-name="P64" draw:layer="layout" svg:width="7.23cm" svg:height="11.105cm" svg:x="19.97cm" svg:y="3.4cm" presentation:class="outline" presentation:user-transformed="true">
          <draw:text-box>
            <text:list text:style-name="L2">
              <text:list-item>
                <text:p text:style-name="P12"><text:span text:style-name="T57">Obligatoires :</text:span><text:span text:style-name="T58"> à droite sur l'axe x</text:span></text:p>
              </text:list-item>
              <text:list-item>
                <text:p text:style-name="P12"><text:span text:style-name="T58">Attractives : courbe en bleu</text:span></text:p>
              </text:list-item>
              <text:list-item>
                <text:p text:style-name="P12"><text:span text:style-name="T58">Linéaires en jaune</text:span></text:p>
              </text:list-item>
              <text:list-item>
                <text:p text:style-name="P12"><text:span text:style-name="T58">Indifférentes : à gauche sur l'axe X</text:span></text:p>
              </text:list-item>
              <text:list-item>
                <text:p text:style-name="P12"><text:span text:style-name="T58">A double tranchant</text:span></text:p>
                <text:list>
                  <text:list-header>
                    <text:p text:style-name="P1"><text:span text:style-name="T58"/></text:p>
                  </text:list-header>
                </text:list>
                <text:p text:style-name="P1"><text:span text:style-name="T58"/></text:p>
                <text:list>
                  <text:list-header>
                    <text:p text:style-name="P1"><text:span text:style-name="T58"/></text:p>
                  </text:list-header>
                </text:list>
              </text:list-item>
            </text:list>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0"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On peut réaliser un questionnaire pour les utilisateurs potentiels pour encore plus affiner</text:span></text:p>
          </draw:text-box>
        </draw:frame>
        <draw:custom-shape draw:style-name="gr66"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71"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A noter que certaines fonctionnalités peuvent changer de statut.</text:span></text:p>
          </draw:text-box>
        </draw:frame>
        <draw:custom-shape draw:style-name="gr66"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72" draw:style-name="dp1" draw:master-page-name="Default" presentation:presentation-page-layout-name="AL3T1">
        <office:forms form:automatic-focus="false" form:apply-design-mode="false"/>
        <draw:frame presentation:style-name="pr22" draw:text-style-name="P65" draw:layer="layout" svg:width="26.924cm" svg:height="5.065cm" svg:x="0.538cm" svg:y="5.343cm" presentation:class="title" presentation:user-transformed="true">
          <draw:text-box>
            <text:p text:style-name="P23"><text:span text:style-name="T38">Par exemple, une haute autonomie pour un smartphone est passé d'attractif à obligatoire ou encore la commande vocale qui peut être vue comme à double tranchant</text:span></text:p>
          </draw:text-box>
        </draw:frame>
        <draw:custom-shape draw:style-name="gr66"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7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éthode MoSCoW – Méthode 2</text:span></text:p>
          </draw:text-box>
        </draw:frame>
        <draw:frame presentation:style-name="pr57" draw:text-style-name="P13" draw:layer="layout" svg:width="26.06cm" svg:height="10.849cm" svg:x="1.37cm" svg:y="2.295cm" presentation:class="outline" presentation:user-transformed="true">
          <draw:text-box>
            <text:list text:style-name="L2">
              <text:list-item>
                <text:p text:style-name="P12"><text:span text:style-name="T7">Plus simple à mettre en place que la Matrice de Kano</text:span></text:p>
              </text:list-item>
              <text:list-item>
                <text:p text:style-name="P12"><text:span text:style-name="T7">Quatre types de fonctionnalités :</text:span></text:p>
                <text:list>
                  <text:list-item>
                    <text:p text:style-name="P1"><text:span text:style-name="T7">Must : à faire (Urgentes)</text:span></text:p>
                  </text:list-item>
                  <text:list-item>
                    <text:p text:style-name="P1"><text:span text:style-name="T7">Should : Importantes</text:span></text:p>
                  </text:list-item>
                  <text:list-item>
                    <text:p text:style-name="P1"><text:span text:style-name="T7">Could : Peuvent être faites</text:span></text:p>
                  </text:list-item>
                  <text:list-item>
                    <text:p text:style-name="P1"><text:span text:style-name="T7">Won't : A faire si on a du temps</text:span></text:p>
                  </text:list-item>
                </text:list>
              </text:list-item>
            </text:list>
          </draw:text-box>
        </draw:frame>
        <draw:custom-shape draw:style-name="gr56" draw:text-style-name="P56" draw:layer="layout" svg:width="1.05cm" svg:height="7.281cm" draw:transform="rotate (-1.5707963267949) translate (28.22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frame presentation:style-name="pr58" draw:text-style-name="P13" draw:layer="layout" svg:width="26.06cm" svg:height="10.849cm" svg:x="1.37cm" svg:y="2.295cm" presentation:class="outline" presentation:user-transformed="true">
          <draw:text-box>
            <text:list text:style-name="L2">
              <text:list-item>
                <text:p text:style-name="P12"><text:span text:style-name="T7">Tableau à double entrées classifiant les tâches en quatre groupe :</text:span></text:p>
                <text:list>
                  <text:list-item>
                    <text:p text:style-name="P1"><text:span text:style-name="T7">importantes et urgentes : à faire maintenant</text:span></text:p>
                  </text:list-item>
                  <text:list-item>
                    <text:p text:style-name="P1"><text:span text:style-name="T7">important et non urgentes : à faire mais plus tard</text:span></text:p>
                  </text:list-item>
                  <text:list-item>
                    <text:p text:style-name="P1"><text:span text:style-name="T7">peu importantes et urgentes : à déléguer</text:span></text:p>
                  </text:list-item>
                  <text:list-item>
                    <text:p text:style-name="P1"><text:span text:style-name="T7">peu importantes et peu urgentes : à abandonner</text:span></text:p>
                  </text:list-item>
                </text:list>
              </text:list-item>
            </text:list>
          </draw:text-box>
        </draw:frame>
        <draw:custom-shape draw:style-name="gr70" draw:text-style-name="P66" draw:layer="layout" svg:width="1.05cm" svg:height="7.281cm" draw:transform="rotate (-1.5707963267949) translate (28.22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custom-shape draw:style-name="gr70" draw:text-style-name="P66" draw:layer="layout" svg:width="1.05cm" svg:height="7.281cm" draw:transform="rotate (-1.5707963267949) translate (28.22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line draw:style-name="gr71" draw:text-style-name="P21" draw:layer="layout" svg:x1="14cm" svg:y1="14.2cm" svg:x2="14cm" svg:y2="2.6cm">
          <text:p/>
        </draw:line>
        <draw:line draw:style-name="gr71" draw:text-style-name="P21" draw:layer="layout" svg:x1="3.4cm" svg:y1="8.421cm" svg:x2="25.2cm" svg:y2="8.421cm">
          <text:p/>
        </draw:line>
        <draw:frame draw:style-name="gr72" draw:text-style-name="P67" draw:layer="layout" svg:width="7.2cm" svg:height="0.962cm" svg:x="4.8cm" svg:y="2.2cm">
          <draw:text-box>
            <text:p text:style-name="P23"><text:span text:style-name="T20">Pas urgent</text:span></text:p>
          </draw:text-box>
        </draw:frame>
        <draw:frame draw:style-name="gr72" draw:text-style-name="P67" draw:layer="layout" svg:width="7.2cm" svg:height="0.962cm" svg:x="17.6cm" svg:y="2.2cm">
          <draw:text-box>
            <text:p text:style-name="P23"><text:span text:style-name="T20">Urgent</text:span></text:p>
          </draw:text-box>
        </draw:frame>
        <draw:frame draw:style-name="gr72" draw:text-style-name="P67" draw:layer="layout" svg:width="4.919cm" svg:height="0.962cm" draw:transform="rotate (1.5707963267949) translate (2.238cm 7.8cm)">
          <draw:text-box>
            <text:p text:style-name="P23"><text:span text:style-name="T20">Important</text:span></text:p>
          </draw:text-box>
        </draw:frame>
        <draw:frame draw:style-name="gr72" draw:text-style-name="P67" draw:layer="layout" svg:width="4.919cm" svg:height="0.962cm" draw:transform="rotate (1.5707963267949) translate (2.238cm 14.319cm)">
          <draw:text-box>
            <text:p text:style-name="P23"><text:span text:style-name="T20">Pas important</text:span></text:p>
          </draw:text-box>
        </draw:frame>
        <draw:frame draw:style-name="gr73" draw:text-style-name="P68" draw:layer="layout" svg:width="5.919cm" svg:height="1.119cm" draw:transform="rotate (-0.235444916094036) translate (5.812cm 10.606cm)">
          <draw:text-box>
            <text:p text:style-name="P23"><text:span text:style-name="T59">A abandonner</text:span></text:p>
          </draw:text-box>
        </draw:frame>
        <draw:frame draw:style-name="gr73" draw:text-style-name="P68" draw:layer="layout" svg:width="5.919cm" svg:height="1.119cm" draw:transform="rotate (0.205250720034533) translate (18.229cm 11.897cm)">
          <draw:text-box>
            <text:p text:style-name="P23"><text:span text:style-name="T59">A déléguer</text:span></text:p>
          </draw:text-box>
        </draw:frame>
        <draw:frame draw:style-name="gr73" draw:text-style-name="P68" draw:layer="layout" svg:width="7.801cm" svg:height="1.119cm" draw:transform="rotate (-0.146956723017923) translate (17.121cm 4.716cm)">
          <draw:text-box>
            <text:p text:style-name="P23"><text:span text:style-name="T59">A faire tout de suite</text:span></text:p>
          </draw:text-box>
        </draw:frame>
        <draw:frame draw:style-name="gr73" draw:text-style-name="P68" draw:layer="layout" svg:width="7.801cm" svg:height="1.119cm" draw:transform="rotate (0.124267442741996) translate (5.201cm 5.252cm)">
          <draw:text-box>
            <text:p text:style-name="P23"><text:span text:style-name="T59">A planifier</text:span></text:p>
          </draw:text-box>
        </draw:fram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6" draw:style-name="dp5" draw:master-page-name="Default" presentation:presentation-page-layout-name="AL1T0">
        <office:forms form:automatic-focus="false" form:apply-design-mode="false"/>
        <draw:custom-shape draw:style-name="gr39" draw:text-style-name="P47" draw:layer="layout" svg:width="1.64cm" svg:height="14.531cm" draw:transform="rotate (-1.5707963267949) translate (27.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9" draw:text-style-name="P48" draw:layer="layout" svg:width="25.198cm" svg:height="1.303cm" svg:x="1.393cm" svg:y="0.627cm" presentation:class="title" presentation:user-transformed="true">
          <draw:text-box>
            <text:p text:style-name="P1"><text:span text:style-name="T39">Pratiquons ! - User Stories (Partie 3)</text:span></text:p>
          </draw:text-box>
        </draw:frame>
        <draw:custom-shape draw:style-name="gr40"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9" draw:text-style-name="P51" draw:layer="layout" svg:width="26.06cm" svg:height="9.904cm" svg:x="1.37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 </text:span><text:span text:style-name="T4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1"/></text:p>
          </draw:text-box>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Notion de fini – Definition of Done (DoD)</text:span></text:p>
          </draw:text-box>
        </draw:frame>
        <draw:frame presentation:style-name="pr60" draw:text-style-name="P13" draw:layer="layout" svg:width="26.06cm" svg:height="10.849cm" svg:x="1.37cm" svg:y="2.295cm" presentation:class="outline" presentation:user-transformed="true">
          <draw:text-box>
            <text:list text:style-name="L2">
              <text:list-item>
                <text:p text:style-name="P12"><text:span text:style-name="T7">Notion globale à toutes les Stories (dans l'ensemble)</text:span></text:p>
              </text:list-item>
              <text:list-item>
                <text:p text:style-name="P12"><text:span text:style-name="T10">Différent</text:span><text:span text:style-name="T7"> des critères d'acceptation</text:span></text:p>
                <text:list>
                  <text:list-item>
                    <text:p text:style-name="P1"><text:span text:style-name="T7">Le DoD complète les CA</text:span></text:p>
                  </text:list-item>
                </text:list>
              </text:list-item>
            </text:list>
          </draw:text-box>
        </draw:frame>
        <draw:custom-shape draw:style-name="gr74" draw:text-style-name="P59" draw:layer="layout" svg:width="1.05cm" svg:height="7.281cm" draw:transform="rotate (-1.5707963267949) translate (28.22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9">Notion de fini – Definition of Done</text:span><text:span text:style-name="T9"> (DoD)</text:span></text:p>
          </draw:text-box>
        </draw:frame>
        <draw:frame presentation:style-name="pr61" draw:text-style-name="P13" draw:layer="layout" svg:width="26.06cm" svg:height="10.849cm" svg:x="1.37cm" svg:y="2.295cm" presentation:class="outline" presentation:user-transformed="true">
          <draw:text-box>
            <text:list text:style-name="L2">
              <text:list-item>
                <text:p text:style-name="P12"><text:span text:style-name="T7">Permet de définir quand une Story est considérée comme étant terminée. Exemple : </text:span></text:p>
                <text:list>
                  <text:list-item>
                    <text:p text:style-name="P1"><text:span text:style-name="T7">La Story est accessible pour le client</text:span></text:p>
                  </text:list-item>
                  <text:list-item>
                    <text:p text:style-name="P1"><text:span text:style-name="T7">Les textes sont traduits</text:span></text:p>
                  </text:list-item>
                  <text:list-item>
                    <text:p text:style-name="P1"><text:span text:style-name="T7">Tous les critères d'acceptation sont vérifiés</text:span></text:p>
                  </text:list-item>
                  <text:list-item>
                    <text:p text:style-name="P1"><text:span text:style-name="T7">...</text:span></text:p>
                  </text:list-item>
                </text:list>
              </text:list-item>
            </text:list>
          </draw:text-box>
        </draw:frame>
        <draw:custom-shape draw:style-name="gr75" draw:text-style-name="P30" draw:layer="layout" svg:width="1.05cm" svg:height="7.281cm" draw:transform="rotate (-1.5707963267949) translate (28.22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9">Notion de prêt</text:span><text:span text:style-name="T9"> – Definition of ready</text:span></text:p>
          </draw:text-box>
        </draw:frame>
        <draw:frame presentation:style-name="pr62" draw:text-style-name="P13" draw:layer="layout" svg:width="26.06cm" svg:height="10.849cm" svg:x="1.37cm" svg:y="2.295cm" presentation:class="outline" presentation:user-transformed="true">
          <draw:text-box>
            <text:list text:style-name="L2">
              <text:list-item>
                <text:p text:style-name="P12"><text:span text:style-name="T7">Permet de définir quand une Story </text:span><text:span text:style-name="T10">peut être mise dans le sprint backlog.</text:span><text:span text:style-name="T7"> Exemple :</text:span></text:p>
                <text:list>
                  <text:list-item>
                    <text:p text:style-name="P1"><text:span text:style-name="T7">Tous les critères d'acceptation sont là</text:span></text:p>
                  </text:list-item>
                  <text:list-item>
                    <text:p text:style-name="P1"><text:span text:style-name="T7">Les dépendances externes sont prêtes</text:span></text:p>
                  </text:list-item>
                  <text:list-item>
                    <text:p text:style-name="P1"><text:span text:style-name="T7">Tout le monde l'a comprise (la Story)</text:span></text:p>
                  </text:list-item>
                  <text:list-item>
                    <text:p text:style-name="P1"><text:span text:style-name="T7">...</text:span></text:p>
                  </text:list-item>
                </text:list>
              </text:list-item>
            </text:list>
          </draw:text-box>
        </draw:frame>
        <draw:custom-shape draw:style-name="gr76" draw:text-style-name="P69" draw:layer="layout" svg:width="1.05cm" svg:height="7.281cm" draw:transform="rotate (-1.5707963267949) translate (28.22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9" draw:text-style-name="P19" draw:layer="layout" svg:width="14.583cm" svg:height="1.293cm" svg:x="1.018cm" svg:y="13.908cm">
          <draw:text-box>
            <text:p text:style-name="P18"><text:span text:style-name="T11">Source(s) :</text:span></text:p>
            <text:list text:style-name="L1">
              <text:list-item>
                <text:p><text:span text:style-name="T12"><text:a xlink:href="https://www.youtube.com/watch?v=C9XoZQdnKbA" xlink:type="simple">https://www.youtube.com/watch?v=C9XoZQdnKbA</text:a></text:span></text:p>
              </text:list-item>
            </text:list>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0" draw:style-name="dp1" draw:master-page-name="Default" presentation:presentation-page-layout-name="AL3T1">
        <office:forms form:automatic-focus="false" form:apply-design-mode="false"/>
        <draw:frame presentation:style-name="pr22" draw:text-style-name="P24" draw:layer="layout" svg:width="26.924cm" svg:height="5.065cm" svg:x="0.538cm" svg:y="5.343cm" presentation:class="title" presentation:user-transformed="true">
          <draw:text-box>
            <text:p text:style-name="P23"><text:span text:style-name="T16">Comme les Stories, la Définition of Ready (DoR) et Définition of Done (DoD) ça s'affine. </text:span><text:span text:style-name="T16"><text:line-break/></text:span><text:span text:style-name="T16">Elles peuvent changer durant le cycle de vie du projet.</text:span></text:p>
          </draw:text-box>
        </draw:frame>
        <draw:custom-shape draw:style-name="gr77" draw:text-style-name="P70" draw:layer="layout" svg:width="1.147cm" svg:height="4.064cm" draw:transform="rotate (0.000174532925199433) translate (27.252cm -0.4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1.5707963267949) translate (9.6cm -0.4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81" draw:style-name="dp1" draw:master-page-name="Default" presentation:presentation-page-layout-name="AL3T1">
        <office:forms form:automatic-focus="false" form:apply-design-mode="false"/>
        <draw:frame presentation:style-name="pr63" draw:text-style-name="P24" draw:layer="layout" svg:width="26.924cm" svg:height="5.678cm" svg:x="0.538cm" svg:y="5.036cm" presentation:class="title" presentation:user-transformed="true">
          <draw:text-box>
            <text:p text:style-name="P23"><text:span text:style-name="T60">Garbage in, garbage out.</text:span><text:span text:style-name="T60"><text:line-break/></text:span><text:span text:style-name="T61">(Entrée pourrie, sortie pourrie)</text:span><text:span text:style-name="T16"><text:line-break/></text:span><text:span text:style-name="T16"><text:line-break/></text:span><text:span text:style-name="T62">C'est ce qui arrive quand on met n'importe quoi comme Story dans le sprint backlog...</text:span></text:p>
          </draw:text-box>
        </draw:frame>
        <draw:custom-shape draw:style-name="gr66"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8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9">En bref – </text:span><text:span text:style-name="T9">(User) Story</text:span></text:p>
          </draw:text-box>
        </draw:frame>
        <draw:frame presentation:style-name="pr64"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text:span></text:p>
              </text:list-item>
              <text:list-item>
                <text:p text:style-name="P12"><text:span text:style-name="T26">Doit être terminé à la fin </text:span><text:span text:style-name="T10">d'un</text:span><text:span text:style-name="T26"> sprint</text:span></text:p>
                <text:list>
                  <text:list-item>
                    <text:p text:style-name="P1"><text:span text:style-name="T26">Sinon on découpe ou on reporte au sprite suivant</text:span></text:p>
                  </text:list-item>
                </text:list>
              </text:list-item>
              <text:list-item>
                <text:p text:style-name="P1"><text:span text:style-name="T26">Alimente le backlog</text:span></text:p>
              </text:list-item>
              <text:list-item>
                <text:p text:style-name="P1"><text:span text:style-name="T26">Peut être limitée </text:span></text:p>
                <text:list>
                  <text:list-item>
                    <text:p text:style-name="P1"><text:span text:style-name="T26">Complétée par une Job Story</text:span></text:p>
                  </text:list-item>
                </text:list>
              </text:list-item>
            </text:list>
          </draw:text-box>
        </draw:frame>
        <draw:custom-shape draw:style-name="gr12" draw:text-style-name="P22" draw:layer="layout" svg:width="1.05cm" svg:height="7.281cm" draw:transform="rotate (-1.5707963267949) translate (28.2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3" draw:style-name="dp1" draw:master-page-name="Default" presentation:presentation-page-layout-name="AL3T1">
        <draw:frame presentation:style-name="pr65" draw:text-style-name="P24" draw:layer="layout" svg:width="26.924cm" svg:height="4.141cm" svg:x="0.538cm" svg:y="5.805cm" presentation:class="title" presentation:user-transformed="true">
          <draw:text-box>
            <text:p text:style-name="P23"><text:span text:style-name="T63">Pour terminer, sachez qu'une Story peut avoir des sous-tâches quand elle implique plusieurs corps de métiers.</text:span></text:p>
          </draw:text-box>
        </draw:frame>
        <draw:custom-shape draw:style-name="gr66"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84" draw:style-name="dp6" draw:master-page-name="Default" presentation:presentation-page-layout-name="AL3T1">
        <draw:frame presentation:style-name="pr66" draw:text-style-name="P71" draw:layer="layout" svg:width="25.198cm" svg:height="12.191cm" svg:x="1.4cm" svg:y="1.713cm">
          <draw:text-box>
            <text:p><text:span text:style-name="T64">Questions ?</text:span></text:p>
          </draw:text-box>
        </draw:frame>
        <presentation:notes draw:style-name="dp2">
          <draw:page-thumbnail draw:style-name="gr3" draw:layer="layout" svg:width="13.586cm" svg:height="11.136cm" svg:x="3.703cm" svg:y="2.252cm" draw:page-number="84" presentation:class="page"/>
          <draw:frame presentation:style-name="pr3" draw:text-style-name="P72" draw:layer="layout" svg:width="16.8cm" svg:height="13.365cm" svg:x="2.097cm" svg:y="14.103cm" presentation:class="notes" presentation:placeholder="true">
            <draw:text-box/>
          </draw:frame>
        </presentation:notes>
      </draw:page>
      <draw:page draw:name="page85" draw:style-name="dp6" draw:master-page-name="Default" presentation:presentation-page-layout-name="AL3T1">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Microsoft YaHei" svg:font-family="'Microsoft YaHei'"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Lucida Sans1"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3-09-11T13:20:21.388035039</dc:date>
    <meta:editing-duration>P23DT1M50S</meta:editing-duration>
    <meta:editing-cycles>1197</meta:editing-cycles>
    <meta:generator>LibreOffice/7.1.7.2$MacOSX_X86_64 LibreOffice_project/c6a4e3954236145e2acb0b65f68614365aeee33f</meta:generator>
    <meta:document-statistic meta:object-count="542"/>
  </office:meta>
</office:document-meta>
</file>